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1" style:family="text">
      <style:text-properties style:text-position="super 58%"/>
    </style:style>
    <style:style style:name="T2" style:family="text">
      <style:text-properties style:text-underline-style="none"/>
    </style:style>
    <style:style style:name="T3" style:family="text">
      <style:text-properties fo:font-size="10pt" fo:font-style="italic" style:font-size-asian="10pt" style:font-style-asian="italic" style:font-size-complex="10pt" style:font-style-complex="italic"/>
    </style:style>
    <style:style style:name="T4" style:family="text">
      <style:text-properties fo:background-color="#00ff00"/>
    </style:style>
    <style:style style:name="T5" style:family="text">
      <style:text-properties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6">Lab Experiment # 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rithmetic and Flag Operat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Calvin Ouellet-Ference</text:p>
      <text:p text:style-name="P7">A711643</text:p>
      <text:p text:style-name="P7">Mr. Markou</text:p>
      <text:p text:style-name="P7">Submitted on the 8<text:span text:style-name="T1">th</text:span> of October 2008</text:p>
      <text:p text:style-name="P7">Completed on the 4<text:span text:style-name="T1">th</text:span> of October 2008</text:p>
      <text:p text:style-name="P7"/>
      <text:p text:style-name="P7"/>
      <text:p text:style-name="P7"/>
      <text:p text:style-name="P3"><text:soft-page-break/></text:p>
      <text:p text:style-name="P3">1. Objectives</text:p>
      <text:p text:style-name="P4"/>
      <text:p text:style-name="P4">The objectives of this experiment were to familiarize with the basic arithmetic operations and to observe flag activity while performing arithmetic operations.</text:p>
      <text:p text:style-name="P4"/>
      <text:p text:style-name="P2">2. Source Code</text:p>
      <text:p text:style-name="P1"/>
      <text:p text:style-name="P1">Note: The data segment for each steps will be put at the end of each corresponding section as the source code is the same for the first four steps, this will be done as well for section 2.2.</text:p>
      <text:p text:style-name="P1"/>
      <text:p text:style-name="P2">2.1.1 Step 1 Source (C = (A +20h) – B))</text:p>
      <text:p text:style-name="P2"/>
      <text:p text:style-name="P1">;==============================================================</text:p>
      <text:p text:style-name="P1">; PROGRAM: LAB4A.ASM</text:p>
      <text:p text:style-name="P1">;</text:p>
      <text:p text:style-name="P1">; AUTHOR: Calvin O. Ference</text:p>
      <text:p text:style-name="P1">;</text:p>
      <text:p text:style-name="P1">; DESCRIPTION: <text:s/>This program does basic arithmetic operations.</text:p>
      <text:p text:style-name="P1">;============================================================== </text:p>
      <text:p text:style-name="P1"/>
      <text:p text:style-name="P1"><text:s text:c="8"/>ASSUME<text:tab/>cs:code, ds:data</text:p>
      <text:p text:style-name="P1"/>
      <text:p text:style-name="P1">code <text:s text:c="3"/>SEGMENT</text:p>
      <text:p text:style-name="P1">main <text:s text:c="3"/>PROC</text:p>
      <text:p text:style-name="P1"><text:s text:c="2"/></text:p>
      <text:p text:style-name="P1">init:<text:tab/>mov<text:tab/>ax,data</text:p>
      <text:p text:style-name="P1"><text:tab/>mov<text:tab/>ds,ax</text:p>
      <text:p text:style-name="P1"><text:s text:c="6"/></text:p>
      <text:p text:style-name="P1">start:<text:tab/>mov<text:tab/>al,vara<text:tab/>;moves the first variable</text:p>
      <text:p text:style-name="P1"><text:tab/>add<text:tab/>al,20h<text:tab/>;adds the 20h as a constant to vara</text:p>
      <text:p text:style-name="P1"><text:tab/>sub<text:tab/>al,varb<text:tab/>;subtracts from al varb</text:p>
      <text:p text:style-name="P1"><text:tab/>mov<text:tab/>varc,al ;wax off [C=(A+20h)-B] <text:s text:c="6"/></text:p>
      <text:p text:style-name="P1"/>
      <text:p text:style-name="P1">fini: <text:s text:c="2"/>mov<text:tab/>ax,4c00h</text:p>
      <text:p text:style-name="P1"><text:s text:c="8"/>int<text:tab/>21h</text:p>
      <text:p text:style-name="P1"/>
      <text:p text:style-name="P1">main <text:s text:c="3"/>ENDP</text:p>
      <text:p text:style-name="P1">code <text:s text:c="3"/>ENDS</text:p>
      <text:p text:style-name="P1"/>
      <text:p text:style-name="P2">2.1.2 Data Segments for Step 1</text:p>
      <text:p text:style-name="P1">1.</text:p>
      <text:p text:style-name="P1">data<text:tab/>SEGMENT</text:p>
      <text:p text:style-name="P1"><text:tab/>mrk1<text:tab/>dw<text:tab/>0ffffh</text:p>
      <text:p text:style-name="P1"><text:tab/>vara<text:tab/>db<text:tab/>20h</text:p>
      <text:p text:style-name="P1"><text:tab/>varb<text:tab/>db<text:tab/>40h</text:p>
      <text:p text:style-name="P1"><text:tab/>varc<text:tab/>db<text:tab/>?</text:p>
      <text:p text:style-name="P1"><text:tab/>mrk2<text:tab/>dw<text:tab/>0ffffh</text:p>
      <text:p text:style-name="P1">data<text:tab/>ENDS</text:p>
      <text:p text:style-name="P1"><text:soft-page-break/><text:s text:c="8"/>END <text:s text:c="3"/></text:p>
      <text:p text:style-name="P1"/>
      <text:p text:style-name="P1">2.</text:p>
      <text:p text:style-name="P1">data<text:tab/>SEGMENT</text:p>
      <text:p text:style-name="P1"><text:tab/>mrk1<text:tab/>dw<text:tab/>0ffffh</text:p>
      <text:p text:style-name="P1"><text:tab/>vara<text:tab/>db<text:tab/>70h</text:p>
      <text:p text:style-name="P1"><text:tab/>varb<text:tab/>db<text:tab/>10h</text:p>
      <text:p text:style-name="P1"><text:tab/>varc<text:tab/>db<text:tab/>?</text:p>
      <text:p text:style-name="P1"><text:tab/>mrk2<text:tab/>dw<text:tab/>0ffffh</text:p>
      <text:p text:style-name="P1">data<text:tab/>ENDS</text:p>
      <text:p text:style-name="P1"><text:s text:c="8"/>END <text:s text:c="2"/></text:p>
      <text:p text:style-name="P1"/>
      <text:p text:style-name="P1">3.</text:p>
      <text:p text:style-name="P1">data<text:tab/>SEGMENT</text:p>
      <text:p text:style-name="P1"><text:tab/>mrk1<text:tab/>dw<text:tab/>0ffffh</text:p>
      <text:p text:style-name="P1"><text:tab/>vara<text:tab/>db<text:tab/>60h</text:p>
      <text:p text:style-name="P1"><text:tab/>varb<text:tab/>db<text:tab/>80h</text:p>
      <text:p text:style-name="P1"><text:tab/>varc<text:tab/>db<text:tab/>?</text:p>
      <text:p text:style-name="P1"><text:tab/>mrk2<text:tab/>dw<text:tab/>0ffffh</text:p>
      <text:p text:style-name="P1">data<text:tab/>ENDS</text:p>
      <text:p text:style-name="P1"><text:s text:c="8"/>END <text:s/></text:p>
      <text:p text:style-name="P1"/>
      <text:p text:style-name="P1">4.</text:p>
      <text:p text:style-name="P1">data<text:tab/>SEGMENT</text:p>
      <text:p text:style-name="P1"><text:tab/>mrk1<text:tab/>dw<text:tab/>0ffffh</text:p>
      <text:p text:style-name="P1"><text:tab/>vara<text:tab/>db<text:tab/>0ECh</text:p>
      <text:p text:style-name="P1"><text:tab/>varb<text:tab/>db<text:tab/>0</text:p>
      <text:p text:style-name="P1"><text:tab/>varc<text:tab/>db<text:tab/>?</text:p>
      <text:p text:style-name="P1"><text:tab/>mrk2<text:tab/>dw<text:tab/>0ffffh</text:p>
      <text:p text:style-name="P1">data<text:tab/>ENDS</text:p>
      <text:p text:style-name="P1"><text:s text:c="8"/>END <text:s text:c="2"/></text:p>
      <text:p text:style-name="P1"/>
      <text:p text:style-name="P2">2.1.2 Step 2 Source (C = (A +2000h) – B))</text:p>
      <text:p text:style-name="P1"/>
      <text:p text:style-name="P1">;==============================================================</text:p>
      <text:p text:style-name="P1">; PROGRAM: LAB4E.ASM</text:p>
      <text:p text:style-name="P1">;</text:p>
      <text:p text:style-name="P1">; AUTHOR: Calvin O. Ference</text:p>
      <text:p text:style-name="P1">;</text:p>
      <text:p text:style-name="P1">; DESCRIPTION: <text:s/>This program does basic arithmetic operations.</text:p>
      <text:p text:style-name="P1">;============================================================== </text:p>
      <text:p text:style-name="P1"/>
      <text:p text:style-name="P1"><text:s text:c="8"/>ASSUME<text:tab/>cs:code, ds:data</text:p>
      <text:p text:style-name="P1"/>
      <text:p text:style-name="P1">code <text:s text:c="3"/>SEGMENT</text:p>
      <text:p text:style-name="P1">main <text:s text:c="3"/>PROC</text:p>
      <text:p text:style-name="P1"><text:s text:c="2"/></text:p>
      <text:p text:style-name="P1">init:<text:tab/>mov<text:tab/>ax,data</text:p>
      <text:p text:style-name="P1"><text:tab/>mov<text:tab/>ds,ax</text:p>
      <text:p text:style-name="P1"><text:soft-page-break/><text:s text:c="6"/></text:p>
      <text:p text:style-name="P1">start:<text:tab/>mov<text:tab/>ax,vara<text:tab/>;wax on</text:p>
      <text:p text:style-name="P1"><text:tab/>add<text:tab/>ax,2000h;adds 2000h to vara</text:p>
      <text:p text:style-name="P1"><text:tab/>sub<text:tab/>ax,varb<text:tab/>;subtracts varb from vara</text:p>
      <text:p text:style-name="P1"><text:tab/>mov<text:tab/>ax,varc<text:tab/>;wax off</text:p>
      <text:p text:style-name="P1"><text:tab/></text:p>
      <text:p text:style-name="P1">fini: <text:s text:c="2"/>mov<text:tab/>ax,4c00h</text:p>
      <text:p text:style-name="P1"><text:s text:c="8"/>int<text:tab/>21h</text:p>
      <text:p text:style-name="P1"/>
      <text:p text:style-name="P1">main <text:s text:c="3"/>ENDP</text:p>
      <text:p text:style-name="P1">code <text:s text:c="3"/>ENDS</text:p>
      <text:p text:style-name="P1"/>
      <text:p text:style-name="P2">2.2.2 Data Segments for Step 2</text:p>
      <text:p text:style-name="P1">1.</text:p>
      <text:p text:style-name="P1">data<text:tab/>SEGMENT</text:p>
      <text:p text:style-name="P1"><text:tab/>mrk1<text:tab/>dw<text:tab/>0ffffh</text:p>
      <text:p text:style-name="P1"><text:tab/>vara<text:tab/>dw<text:tab/>2000h</text:p>
      <text:p text:style-name="P1"><text:tab/>varb<text:tab/>dw<text:tab/>4000h</text:p>
      <text:p text:style-name="P1"><text:tab/>varc<text:tab/>dw<text:tab/>?</text:p>
      <text:p text:style-name="P1"><text:tab/>mrk2<text:tab/>dw<text:tab/>0ffffh</text:p>
      <text:p text:style-name="P1">data<text:tab/>ENDS</text:p>
      <text:p text:style-name="P1"><text:s text:c="8"/>END <text:s text:c="3"/></text:p>
      <text:p text:style-name="P1"/>
      <text:p text:style-name="P1">2.</text:p>
      <text:p text:style-name="P1">data<text:tab/>SEGMENT</text:p>
      <text:p text:style-name="P1"><text:tab/>mrk1<text:tab/>dw<text:tab/>0ffffh</text:p>
      <text:p text:style-name="P1"><text:tab/>vara<text:tab/>dw<text:tab/>7000h</text:p>
      <text:p text:style-name="P1"><text:tab/>varb<text:tab/>dw<text:tab/>1000h</text:p>
      <text:p text:style-name="P1"><text:tab/>varc<text:tab/>dw<text:tab/>?</text:p>
      <text:p text:style-name="P1"><text:tab/>mrk2<text:tab/>dw<text:tab/>0ffffh</text:p>
      <text:p text:style-name="P1">data<text:tab/>ENDS</text:p>
      <text:p text:style-name="P1"><text:s text:c="8"/>END </text:p>
      <text:p text:style-name="P1"/>
      <text:p text:style-name="P1">3.</text:p>
      <text:p text:style-name="P1">data<text:tab/>SEGMENT</text:p>
      <text:p text:style-name="P1"><text:tab/>mrk1<text:tab/>dw<text:tab/>0ffffh</text:p>
      <text:p text:style-name="P1"><text:tab/>vara<text:tab/>dw<text:tab/>6000h</text:p>
      <text:p text:style-name="P1"><text:tab/>varb<text:tab/>dw<text:tab/>8000h</text:p>
      <text:p text:style-name="P1"><text:tab/>varc<text:tab/>dw<text:tab/>?</text:p>
      <text:p text:style-name="P1"><text:tab/>mrk2<text:tab/>dw<text:tab/>0ffffh</text:p>
      <text:p text:style-name="P1">data<text:tab/>ENDS</text:p>
      <text:p text:style-name="P1"><text:s text:c="8"/>END <text:s text:c="3"/></text:p>
      <text:p text:style-name="P1"/>
      <text:p text:style-name="P1">4.</text:p>
      <text:p text:style-name="P1">data<text:tab/>SEGMENT</text:p>
      <text:p text:style-name="P1"><text:tab/>mrk1<text:tab/>dw<text:tab/>0ffffh</text:p>
      <text:p text:style-name="P1"><text:tab/>vara<text:tab/>dw<text:tab/>0FF38h</text:p>
      <text:p text:style-name="P1"><text:tab/>varb<text:tab/>dw<text:tab/>0</text:p>
      <text:p text:style-name="P1"><text:tab/>varc<text:tab/>dw<text:tab/>?</text:p>
      <text:p text:style-name="P1"><text:soft-page-break/><text:tab/>mrk2<text:tab/>dw<text:tab/>0ffffh</text:p>
      <text:p text:style-name="P1">data<text:tab/>ENDS</text:p>
      <text:p text:style-name="P1"><text:s text:c="8"/>END <text:s text:c="3"/></text:p>
      <text:p text:style-name="P1"/>
      <text:p text:style-name="P2">3. List File</text:p>
      <text:p text:style-name="P2"/>
      <text:p text:style-name="P1">Note: Like in section 2, the data segments of the list files will be separated from the source and will each be put in a separate sub-section.</text:p>
      <text:p text:style-name="P1"/>
      <text:p text:style-name="P2">3.1.1 List File for Step 1</text:p>
      <text:p text:style-name="P2"/>
      <text:p text:style-name="P1">Microsoft (R) Macro Assembler Version 6.11d<text:tab/><text:tab/> <text:s text:c="3"/>10/01/08 15:21:23</text:p>
      <text:p text:style-name="P1">lab4a.asm<text:tab/><text:tab/><text:tab/><text:tab/><text:tab/><text:tab/> <text:s text:c="4"/>Page 1 - 1</text:p>
      <text:p text:style-name="P1"/>
      <text:p text:style-name="P1"/>
      <text:p text:style-name="P1"><text:tab/><text:tab/><text:tab/><text:tab/>;==============================================================</text:p>
      <text:p text:style-name="P1"><text:tab/><text:tab/><text:tab/><text:tab/>; PROGRAM: LAB4A.ASM</text:p>
      <text:p text:style-name="P1"><text:tab/><text:tab/><text:tab/><text:tab/>;</text:p>
      <text:p text:style-name="P1"><text:tab/><text:tab/><text:tab/><text:tab/>; AUTHOR: Calvin O. Ference</text:p>
      <text:p text:style-name="P1"><text:tab/><text:tab/><text:tab/><text:tab/>;</text:p>
      <text:p text:style-name="P1"><text:tab/><text:tab/><text:tab/><text:tab/>; DESCRIPTION: <text:s/>This program does basic arithmetic operations.</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text:p>
      <text:p text:style-name="P1"><text:tab/><text:tab/><text:tab/><text:tab/> <text:s/></text:p>
      <text:p text:style-name="P1"><text:s/>0000 <text:s/>B8 ---- R<text:tab/><text:tab/>init:<text:tab/>mov<text:tab/>ax,data</text:p>
      <text:p text:style-name="P1"><text:s/>0003 <text:s/>8E D8<text:tab/><text:tab/><text:tab/><text:tab/>mov<text:tab/>ds,ax</text:p>
      <text:p text:style-name="P1"><text:tab/><text:tab/><text:tab/><text:tab/> <text:s text:c="5"/></text:p>
      <text:p text:style-name="P1"><text:s/>0005 <text:s/>A0 0002 R<text:tab/><text:tab/>start:<text:tab/>mov<text:tab/>al,vara<text:tab/>;moves the first variable</text:p>
      <text:p text:style-name="P1"><text:s/>0008 <text:s/>04 20<text:tab/><text:tab/><text:tab/><text:tab/>add<text:tab/>al,20h<text:tab/>;adds the 20h as a constant to vara</text:p>
      <text:p text:style-name="P1"><text:s/>000A <text:s/>2A 06 0003 R<text:tab/><text:tab/><text:tab/>sub<text:tab/>al,varb<text:tab/>;subtracts from al varb</text:p>
      <text:p text:style-name="P1"><text:s/>000E <text:s/>A2 0004 R<text:tab/><text:tab/><text:tab/>mov<text:tab/>varc,al ;wax off [C=(A+20h)-B] <text:s text:c="6"/></text:p>
      <text:p text:style-name="P1"/>
      <text:p text:style-name="P1"><text:s/>0011 <text:s/>B8 4C00<text:tab/><text:tab/><text:tab/>fini: <text:s text:c="2"/>mov<text:tab/>ax,4c00h</text:p>
      <text:p text:style-name="P1"><text:s/>0014 <text:s/>CD 21<text:tab/><text:tab/><text:tab/> <text:s text:c="7"/>int<text:tab/>21h</text:p>
      <text:p text:style-name="P1"/>
      <text:p text:style-name="P1"><text:s/>0016<text:tab/><text:tab/><text:tab/><text:tab/>main <text:s text:c="3"/>ENDP</text:p>
      <text:p text:style-name="P1"><text:s/>0016<text:tab/><text:tab/><text:tab/><text:tab/>code <text:s text:c="3"/>ENDS</text:p>
      <text:p text:style-name="P1"/>
      <text:p text:style-name="P1">Microsoft (R) Macro Assembler Version 6.11d<text:tab/><text:tab/> <text:s text:c="3"/>10/01/08 15:21:23</text:p>
      <text:p text:style-name="P1">lab4a.asm<text:tab/><text:tab/><text:tab/><text:tab/><text:tab/><text:tab/> <text:s text:c="4"/>Symbols 2 - 1</text:p>
      <text:p text:style-name="P1"/>
      <text:p text:style-name="P1"/>
      <text:p text:style-name="P1"/>
      <text:p text:style-name="P1"><text:soft-page-break/>Segments and Groups:</text:p>
      <text:p text:style-name="P1"/>
      <text:p text:style-name="P1"><text:s text:c="16"/>N a m e <text:s text:c="16"/>Size <text:s text:c="4"/>Length <text:s text:c="2"/>Align <text:s text:c="2"/>Combine Class</text:p>
      <text:p text:style-name="P1"/>
      <text:p text:style-name="P1">code . . . . . . . . . . . . . .<text:tab/>16 Bit<text:tab/> 0016<text:tab/> <text:s/>Para<text:tab/> <text:s/>Private </text:p>
      <text:p text:style-name="P1">data . . . . . . . . . . . . . .<text:tab/>16 Bit<text:tab/> 0007<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16 Public</text:p>
      <text:p text:style-name="P1"><text:s text:c="2"/>init . . . . . . . . . . . . .<text:tab/>L Near<text:tab/> 0000<text:tab/> <text:s/>code<text:tab/></text:p>
      <text:p text:style-name="P1"><text:s text:c="2"/>start <text:s/>. . . . . . . . . . . .<text:tab/>L Near<text:tab/> 0005<text:tab/> <text:s/>code<text:tab/></text:p>
      <text:p text:style-name="P1"><text:s text:c="2"/>fini . . . . . . . . . . . . .<text:tab/>L Near<text:tab/> 0011<text:tab/> <text:s/>code<text:tab/></text:p>
      <text:p text:style-name="P1"/>
      <text:p text:style-name="P1"/>
      <text:p text:style-name="P1">Symbols:</text:p>
      <text:p text:style-name="P1"/>
      <text:p text:style-name="P1"><text:s text:c="16"/>N a m e <text:s text:c="16"/>Type <text:s text:c="4"/>Value <text:s text:c="3"/>Attr</text:p>
      <text:p text:style-name="P1"/>
      <text:p text:style-name="P1">mrk1 . . . . . . . . . . . . . .<text:tab/>Word<text:tab/> 0000<text:tab/> <text:s/>data<text:tab/></text:p>
      <text:p text:style-name="P1">mrk2 . . . . . . . . . . . . . .<text:tab/>Word<text:tab/> 0005<text:tab/> <text:s/>data<text:tab/></text:p>
      <text:p text:style-name="P1">vara . . . . . . . . . . . . . .<text:tab/>Byte<text:tab/> 0002<text:tab/> <text:s/>data<text:tab/></text:p>
      <text:p text:style-name="P1">varb . . . . . . . . . . . . . .<text:tab/>Byte<text:tab/> 0003<text:tab/> <text:s/>data<text:tab/></text:p>
      <text:p text:style-name="P1">varc . . . . . . . . . . . . . .<text:tab/>Byte<text:tab/> 0004<text:tab/> <text:s/>data<text:tab/></text:p>
      <text:p text:style-name="P1"/>
      <text:p text:style-name="P1"><text:tab/> <text:s text:c="2"/>0 Warnings</text:p>
      <text:p text:style-name="P1"><text:tab/> <text:s text:c="2"/>0 Errors</text:p>
      <text:p text:style-name="P1"/>
      <text:p text:style-name="P2">3.1.2 Data Segments for Step 1 List File</text:p>
      <text:p text:style-name="P1">1.</text:p>
      <text:p text:style-name="P1"><text:s/>0000<text:tab/><text:tab/><text:tab/><text:tab/>data<text:tab/>SEGMENT</text:p>
      <text:p text:style-name="P1"><text:s/>0000 FFFF<text:tab/><text:tab/><text:tab/><text:tab/>mrk1<text:tab/>dw<text:tab/>0ffffh</text:p>
      <text:p text:style-name="P1"><text:s/>0002 20<text:tab/><text:tab/><text:tab/><text:tab/>vara<text:tab/>db<text:tab/>20h</text:p>
      <text:p text:style-name="P1"><text:s/>0003 40<text:tab/><text:tab/><text:tab/><text:tab/>varb<text:tab/>db<text:tab/>40h</text:p>
      <text:p text:style-name="P1"><text:s/>0004 00<text:tab/><text:tab/><text:tab/><text:tab/>varc<text:tab/>db<text:tab/>?</text:p>
      <text:p text:style-name="P1"><text:s/>0005 FFFF<text:tab/><text:tab/><text:tab/><text:tab/>mrk2<text:tab/>dw<text:tab/>0ffffh</text:p>
      <text:p text:style-name="P1"><text:s/>0007<text:tab/><text:tab/><text:tab/><text:tab/>data<text:tab/>ENDS</text:p>
      <text:p text:style-name="P1"><text:tab/><text:tab/><text:tab/><text:tab/> <text:s text:c="7"/>END <text:s text:c="3"/></text:p>
      <text:p text:style-name="P1">2.</text:p>
      <text:p text:style-name="P1"><text:s/>0000<text:tab/><text:tab/><text:tab/><text:tab/>data<text:tab/>SEGMENT</text:p>
      <text:p text:style-name="P1"><text:s/>0000 FFFF<text:tab/><text:tab/><text:tab/><text:tab/>mrk1<text:tab/>dw<text:tab/>0ffffh</text:p>
      <text:p text:style-name="P1"><text:s/>0002 70<text:tab/><text:tab/><text:tab/><text:tab/>vara<text:tab/>db<text:tab/>70h</text:p>
      <text:p text:style-name="P1"><text:s/>0003 10<text:tab/><text:tab/><text:tab/><text:tab/>varb<text:tab/>db<text:tab/>10h</text:p>
      <text:p text:style-name="P1"><text:s/>0004 00<text:tab/><text:tab/><text:tab/><text:tab/>varc<text:tab/>db<text:tab/>?</text:p>
      <text:p text:style-name="P1"><text:s/>0005 FFFF<text:tab/><text:tab/><text:tab/><text:tab/>mrk2<text:tab/>dw<text:tab/>0ffffh</text:p>
      <text:p text:style-name="P1"><text:s/>0007<text:tab/><text:tab/><text:tab/><text:tab/>data<text:tab/>ENDS</text:p>
      <text:p text:style-name="P1"><text:soft-page-break/><text:tab/><text:tab/><text:tab/><text:tab/> <text:s text:c="7"/>END <text:s/></text:p>
      <text:p text:style-name="P1"/>
      <text:p text:style-name="P1">3.</text:p>
      <text:p text:style-name="P1"><text:s/>0000<text:tab/><text:tab/><text:tab/><text:tab/>data<text:tab/>SEGMENT</text:p>
      <text:p text:style-name="P1"><text:s/>0000 FFFF<text:tab/><text:tab/><text:tab/><text:tab/>mrk1<text:tab/>dw<text:tab/>0ffffh</text:p>
      <text:p text:style-name="P1"><text:s/>0002 60<text:tab/><text:tab/><text:tab/><text:tab/>vara<text:tab/>db<text:tab/>60h</text:p>
      <text:p text:style-name="P1"><text:s/>0003 80<text:tab/><text:tab/><text:tab/><text:tab/>varb<text:tab/>db<text:tab/>80h</text:p>
      <text:p text:style-name="P1"><text:s/>0004 00<text:tab/><text:tab/><text:tab/><text:tab/>varc<text:tab/>db<text:tab/>?</text:p>
      <text:p text:style-name="P1"><text:s/>0005 FFFF<text:tab/><text:tab/><text:tab/><text:tab/>mrk2<text:tab/>dw<text:tab/>0ffffh</text:p>
      <text:p text:style-name="P1"><text:s/>0007<text:tab/><text:tab/><text:tab/><text:tab/>data<text:tab/>ENDS</text:p>
      <text:p text:style-name="P1"><text:tab/><text:tab/><text:tab/><text:tab/> <text:s text:c="7"/>END <text:s/></text:p>
      <text:p text:style-name="P1"/>
      <text:p text:style-name="P1">4.</text:p>
      <text:p text:style-name="P1"><text:s/>0000<text:tab/><text:tab/><text:tab/><text:tab/>data<text:tab/>SEGMENT</text:p>
      <text:p text:style-name="P1"><text:s/>0000 FFFF<text:tab/><text:tab/><text:tab/><text:tab/>mrk1<text:tab/>dw<text:tab/>0ffffh</text:p>
      <text:p text:style-name="P1"><text:s/>0002 EC<text:tab/><text:tab/><text:tab/><text:tab/>vara<text:tab/>db<text:tab/>0ECh</text:p>
      <text:p text:style-name="P1"><text:s/>0003 00<text:tab/><text:tab/><text:tab/><text:tab/>varb<text:tab/>db<text:tab/>0</text:p>
      <text:p text:style-name="P1"><text:s/>0004 00<text:tab/><text:tab/><text:tab/><text:tab/>varc<text:tab/>db<text:tab/>?</text:p>
      <text:p text:style-name="P1"><text:s/>0005 FFFF<text:tab/><text:tab/><text:tab/><text:tab/>mrk2<text:tab/>dw<text:tab/>0ffffh</text:p>
      <text:p text:style-name="P1"><text:s/>0007<text:tab/><text:tab/><text:tab/><text:tab/>data<text:tab/>ENDS</text:p>
      <text:p text:style-name="P1"><text:tab/><text:tab/><text:tab/><text:tab/> <text:s text:c="7"/>END <text:s text:c="2"/></text:p>
      <text:p text:style-name="P1"/>
      <text:p text:style-name="P2">3.2.1 List File for Step 2</text:p>
      <text:p text:style-name="P2"/>
      <text:p text:style-name="P1">Microsoft (R) Macro Assembler Version 6.11d<text:tab/><text:tab/> <text:s text:c="3"/>10/01/08 15:51:37</text:p>
      <text:p text:style-name="P1">lab4e.asm<text:tab/><text:tab/><text:tab/><text:tab/><text:tab/><text:tab/> <text:s text:c="4"/>Page 1 - 1</text:p>
      <text:p text:style-name="P1"/>
      <text:p text:style-name="P1"/>
      <text:p text:style-name="P1"><text:tab/><text:tab/><text:tab/><text:tab/>;==============================================================</text:p>
      <text:p text:style-name="P1"><text:tab/><text:tab/><text:tab/><text:tab/>; PROGRAM: LAB4E.ASM</text:p>
      <text:p text:style-name="P1"><text:tab/><text:tab/><text:tab/><text:tab/>;</text:p>
      <text:p text:style-name="P1"><text:tab/><text:tab/><text:tab/><text:tab/>; AUTHOR: Calvin O. Ference</text:p>
      <text:p text:style-name="P1"><text:tab/><text:tab/><text:tab/><text:tab/>;</text:p>
      <text:p text:style-name="P1"><text:tab/><text:tab/><text:tab/><text:tab/>; DESCRIPTION: <text:s/>This program does basic arithmetic operations.</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text:p>
      <text:p text:style-name="P1"><text:tab/><text:tab/><text:tab/><text:tab/> <text:s/></text:p>
      <text:p text:style-name="P1"><text:s/>0000 <text:s/>B8 ---- R<text:tab/><text:tab/>init:<text:tab/>mov<text:tab/>ax,data</text:p>
      <text:p text:style-name="P1"><text:s/>0003 <text:s/>8E D8<text:tab/><text:tab/><text:tab/><text:tab/>mov<text:tab/>ds,ax</text:p>
      <text:p text:style-name="P1"><text:tab/><text:tab/><text:tab/><text:tab/> <text:s text:c="5"/></text:p>
      <text:p text:style-name="P1"><text:s/>0005 <text:s/>A1 0002 R<text:tab/><text:tab/>start:<text:tab/>mov<text:tab/>ax,vara<text:tab/>;wax on</text:p>
      <text:p text:style-name="P1"><text:s/>0008 <text:s/>05 2000<text:tab/><text:tab/><text:tab/><text:tab/>add<text:tab/>ax,2000h;adds 2000h to vara</text:p>
      <text:p text:style-name="P1"><text:s/>000B <text:s/>2B 06 0004 R<text:tab/><text:tab/><text:tab/>sub<text:tab/>ax,varb<text:tab/>;subtracts varb from vara</text:p>
      <text:p text:style-name="P1"><text:soft-page-break/><text:s/>000F <text:s/>A1 0006 R<text:tab/><text:tab/><text:tab/>mov<text:tab/>ax,varc<text:tab/>;wax off</text:p>
      <text:p text:style-name="P1"><text:tab/><text:tab/><text:tab/><text:tab/><text:tab/></text:p>
      <text:p text:style-name="P1"><text:s/>0012 <text:s/>B8 4C00<text:tab/><text:tab/><text:tab/>fini: <text:s text:c="2"/>mov<text:tab/>ax,4c00h</text:p>
      <text:p text:style-name="P1"><text:s/>0015 <text:s/>CD 21<text:tab/><text:tab/><text:tab/> <text:s text:c="7"/>int<text:tab/>21h</text:p>
      <text:p text:style-name="P1"/>
      <text:p text:style-name="P1"><text:s/>0017<text:tab/><text:tab/><text:tab/><text:tab/>main <text:s text:c="3"/>ENDP</text:p>
      <text:p text:style-name="P1"><text:s/>0017<text:tab/><text:tab/><text:tab/><text:tab/>code <text:s text:c="3"/>ENDS</text:p>
      <text:p text:style-name="P1"/>
      <text:p text:style-name="P1">Microsoft (R) Macro Assembler Version 6.11d<text:tab/><text:tab/> <text:s text:c="3"/>10/01/08 15:51:37</text:p>
      <text:p text:style-name="P1">lab4e.asm<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17<text:tab/> <text:s/>Para<text:tab/> <text:s/>Private </text:p>
      <text:p text:style-name="P1">data . . . . . . . . . . . . . .<text:tab/>16 Bit<text:tab/> 000A<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17 Public</text:p>
      <text:p text:style-name="P1"><text:s text:c="2"/>init . . . . . . . . . . . . .<text:tab/>L Near<text:tab/> 0000<text:tab/> <text:s/>code<text:tab/></text:p>
      <text:p text:style-name="P1"><text:s text:c="2"/>start <text:s/>. . . . . . . . . . . .<text:tab/>L Near<text:tab/> 0005<text:tab/> <text:s/>code<text:tab/></text:p>
      <text:p text:style-name="P1"><text:s text:c="2"/>fini . . . . . . . . . . . . .<text:tab/>L Near<text:tab/> 0012<text:tab/> <text:s/>code<text:tab/></text:p>
      <text:p text:style-name="P1"/>
      <text:p text:style-name="P1"/>
      <text:p text:style-name="P1">Symbols:</text:p>
      <text:p text:style-name="P1"/>
      <text:p text:style-name="P1"><text:s text:c="16"/>N a m e <text:s text:c="16"/>Type <text:s text:c="4"/>Value <text:s text:c="3"/>Attr</text:p>
      <text:p text:style-name="P1"/>
      <text:p text:style-name="P1">mrk1 . . . . . . . . . . . . . .<text:tab/>Word<text:tab/> 0000<text:tab/> <text:s/>data<text:tab/></text:p>
      <text:p text:style-name="P1">mrk2 . . . . . . . . . . . . . .<text:tab/>Word<text:tab/> 0008<text:tab/> <text:s/>data<text:tab/></text:p>
      <text:p text:style-name="P1">vara . . . . . . . . . . . . . .<text:tab/>Word<text:tab/> 0002<text:tab/> <text:s/>data<text:tab/></text:p>
      <text:p text:style-name="P1">varb . . . . . . . . . . . . . .<text:tab/>Word<text:tab/> 0004<text:tab/> <text:s/>data<text:tab/></text:p>
      <text:p text:style-name="P1">varc . . . . . . . . . . . . . .<text:tab/>Word<text:tab/> 0006<text:tab/> <text:s/>data<text:tab/></text:p>
      <text:p text:style-name="P1"/>
      <text:p text:style-name="P1"><text:tab/> <text:s text:c="2"/>0 Warnings</text:p>
      <text:p text:style-name="P1"><text:tab/> <text:s text:c="2"/>0 Errors</text:p>
      <text:p text:style-name="P1"/>
      <text:p text:style-name="P2">3.2.2 Data Segments for Step 2 List File</text:p>
      <text:p text:style-name="P1">1.</text:p>
      <text:p text:style-name="P1"><text:s/>0000<text:tab/><text:tab/><text:tab/><text:tab/>data<text:tab/>SEGMENT</text:p>
      <text:p text:style-name="P1"><text:s/>0000 FFFF<text:tab/><text:tab/><text:tab/><text:tab/>mrk1<text:tab/>dw<text:tab/>0ffffh</text:p>
      <text:p text:style-name="P1"><text:soft-page-break/><text:s/>0002 2000<text:tab/><text:tab/><text:tab/><text:tab/>vara<text:tab/>dw<text:tab/>2000h</text:p>
      <text:p text:style-name="P1"><text:s/>0004 4000<text:tab/><text:tab/><text:tab/><text:tab/>varb<text:tab/>dw<text:tab/>4000h</text:p>
      <text:p text:style-name="P1"><text:s/>0006 0000<text:tab/><text:tab/><text:tab/><text:tab/>varc<text:tab/>dw<text:tab/>?</text:p>
      <text:p text:style-name="P1"><text:s/>0008 FFFF<text:tab/><text:tab/><text:tab/><text:tab/>mrk2<text:tab/>dw<text:tab/>0ffffh</text:p>
      <text:p text:style-name="P1"><text:s/>000A<text:tab/><text:tab/><text:tab/><text:tab/>data<text:tab/>ENDS</text:p>
      <text:p text:style-name="P1"><text:span text:style-name="T3"><text:tab/><text:tab/><text:tab/><text:tab/> </text:span><text:s text:c="7"/>END</text:p>
      <text:p text:style-name="P1"/>
      <text:p text:style-name="P1">2.</text:p>
      <text:p text:style-name="P1"><text:s/>0000<text:tab/><text:tab/><text:tab/><text:tab/>data<text:tab/>SEGMENT</text:p>
      <text:p text:style-name="P1"><text:s/>0000 FFFF<text:tab/><text:tab/><text:tab/><text:tab/>mrk1<text:tab/>dw<text:tab/>0ffffh</text:p>
      <text:p text:style-name="P1"><text:s/>0002 7000<text:tab/><text:tab/><text:tab/><text:tab/>vara<text:tab/>dw<text:tab/>7000h</text:p>
      <text:p text:style-name="P1"><text:s/>0004 1000<text:tab/><text:tab/><text:tab/><text:tab/>varb<text:tab/>dw<text:tab/>1000h</text:p>
      <text:p text:style-name="P1"><text:s/>0006 0000<text:tab/><text:tab/><text:tab/><text:tab/>varc<text:tab/>dw<text:tab/>?</text:p>
      <text:p text:style-name="P1"><text:s/>0008 FFFF<text:tab/><text:tab/><text:tab/><text:tab/>mrk2<text:tab/>dw<text:tab/>0ffffh</text:p>
      <text:p text:style-name="P1"><text:s/>000A<text:tab/><text:tab/><text:tab/><text:tab/>data<text:tab/>ENDS</text:p>
      <text:p text:style-name="P1"><text:tab/><text:tab/><text:tab/><text:tab/> <text:s text:c="7"/>END <text:s/></text:p>
      <text:p text:style-name="P1"/>
      <text:p text:style-name="P1">3.</text:p>
      <text:p text:style-name="P1"><text:s/>0000<text:tab/><text:tab/><text:tab/><text:tab/>data<text:tab/>SEGMENT</text:p>
      <text:p text:style-name="P1"><text:s/>0000 FFFF<text:tab/><text:tab/><text:tab/><text:tab/>mrk1<text:tab/>dw<text:tab/>0ffffh</text:p>
      <text:p text:style-name="P1"><text:s/>0002 6000<text:tab/><text:tab/><text:tab/><text:tab/>vara<text:tab/>dw<text:tab/>6000h</text:p>
      <text:p text:style-name="P1"><text:s/>0004 8000<text:tab/><text:tab/><text:tab/><text:tab/>varb<text:tab/>dw<text:tab/>8000h</text:p>
      <text:p text:style-name="P1"><text:s/>0006 0000<text:tab/><text:tab/><text:tab/><text:tab/>varc<text:tab/>dw<text:tab/>?</text:p>
      <text:p text:style-name="P1"><text:s/>0008 FFFF<text:tab/><text:tab/><text:tab/><text:tab/>mrk2<text:tab/>dw<text:tab/>0ffffh</text:p>
      <text:p text:style-name="P1"><text:s/>000A<text:tab/><text:tab/><text:tab/><text:tab/>data<text:tab/>ENDS</text:p>
      <text:p text:style-name="P1"><text:tab/><text:tab/><text:tab/><text:tab/> <text:s text:c="7"/>END <text:s/></text:p>
      <text:p text:style-name="P1"/>
      <text:p text:style-name="P1">4.</text:p>
      <text:p text:style-name="P1"><text:s/>0000<text:tab/><text:tab/><text:tab/><text:tab/>data<text:tab/>SEGMENT</text:p>
      <text:p text:style-name="P1"><text:s/>0000 FFFF<text:tab/><text:tab/><text:tab/><text:tab/>mrk1<text:tab/>dw<text:tab/>0ffffh</text:p>
      <text:p text:style-name="P1"><text:s/>0002 FF38<text:tab/><text:tab/><text:tab/><text:tab/>vara<text:tab/>dw<text:tab/>0FF38h</text:p>
      <text:p text:style-name="P1"><text:s/>0004 0000<text:tab/><text:tab/><text:tab/><text:tab/>varb<text:tab/>dw<text:tab/>0</text:p>
      <text:p text:style-name="P1"><text:s/>0006 0000<text:tab/><text:tab/><text:tab/><text:tab/>varc<text:tab/>dw<text:tab/>?</text:p>
      <text:p text:style-name="P1"><text:s/>0008 FFFF<text:tab/><text:tab/><text:tab/><text:tab/>mrk2<text:tab/>dw<text:tab/>0ffffh</text:p>
      <text:p text:style-name="P1"><text:s/>000A<text:tab/><text:tab/><text:tab/><text:tab/>data<text:tab/>ENDS</text:p>
      <text:p text:style-name="P1"><text:tab/><text:tab/><text:tab/><text:tab/> <text:s text:c="7"/>END <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
      <text:p text:style-name="P2"><text:soft-page-break/>4. Results</text:p>
      <text:p text:style-name="P1"/>
      <text:p text:style-name="P1">Note: In this section, the highlighted green values are the flags that have been changed while the highlighted yellow values are the data segments of the program.</text:p>
      <text:p text:style-name="P1"/>
      <text:p text:style-name="P2">4.1.1 Step 1 Part 1</text:p>
      <text:p text:style-name="P1"/>
      <text:p text:style-name="P1">Capture file written by TCAP 3.0, TCAP Copyright(c) 1998 Tim Kannel</text:p>
      <text:p text:style-name="P1"/>
      <text:p text:style-name="P1">G:\USB\ELECTR~1\SEMEST~1\243-31~1\LAB4~1&gt;debug lab4a.exe</text:p>
      <text:p text:style-name="P1">-d</text:p>
      <text:p text:style-name="P1">0E3B:0000 <text:s/>B8 3D 0E 8E D8 A0 02 00-04 20 2A 06 03 00 A2 04 <text:s text:c="2"/>.=....... *.....</text:p>
      <text:p text:style-name="P1">0E3B:0010 <text:s/>00 B8 00 4C CD 21 00 00-00 00 00 00 00 00 00 00 <text:s text:c="2"/>...L.!..........</text:p>
      <text:p text:style-name="P1">0E3B:0020 <text:s/><text:span text:style-name="T5">FF FF 20 40 00 FF FF</text:span> 20-66 69 6C 65 6E 61 6D 65 <text:s text:c="2"/>.. @... fi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r</text:p>
      <text:p text:style-name="P1">AX=0000 <text:s/>BX=0000 <text:s/>CX=0027 <text:s/>DX=0000 <text:s/>SP=0000 <text:s/>BP=0000 <text:s/>SI=0000 <text:s/>DI=0000 <text:s/></text:p>
      <text:p text:style-name="P1">DS=0E2B <text:s/>ES=0E2B <text:s/>SS=0E3B <text:s/>CS=0E3B <text:s/>IP=0000 <text:s text:c="2"/>NV UP EI PL NZ NA PO NC </text:p>
      <text:p text:style-name="P1">0E3B:0000 B83D0E <text:s text:c="7"/>MOV <text:s text:c="4"/>AX,0E3D <text:s text:c="27"/></text:p>
      <text:p text:style-name="P1">-t</text:p>
      <text:p text:style-name="P1"/>
      <text:p text:style-name="P1">AX=0E3D <text:s/>BX=0000 <text:s/>CX=0027 <text:s/>DX=0000 <text:s/>SP=0000 <text:s/>BP=0000 <text:s/>SI=0000 <text:s/>DI=0000 <text:s/></text:p>
      <text:p text:style-name="P1">DS=0E2B <text:s/>ES=0E2B <text:s/>SS=0E3B <text:s/>CS=0E3B <text:s/>IP=0003 <text:s text:c="2"/>NV UP EI PL NZ NA PO NC </text:p>
      <text:p text:style-name="P1">0E3B:0003 8ED8 <text:s text:c="9"/>MOV <text:s text:c="4"/>DS,AX <text:s text:c="29"/></text:p>
      <text:p text:style-name="P1">-t</text:p>
      <text:p text:style-name="P1"/>
      <text:p text:style-name="P1">AX=0E3D <text:s/>BX=0000 <text:s/>CX=0027 <text:s/>DX=0000 <text:s/>SP=0000 <text:s/>BP=0000 <text:s/>SI=0000 <text:s/>DI=0000 <text:s/></text:p>
      <text:p text:style-name="P1">DS=0E3D <text:s/>ES=0E2B <text:s/>SS=0E3B <text:s/>CS=0E3B <text:s/>IP=0005 <text:s text:c="2"/>NV UP EI PL NZ NA PO NC </text:p>
      <text:p text:style-name="P1">0E3B:0005 A00200 <text:s text:c="7"/>MOV <text:s text:c="4"/>AL,[0002] <text:s text:c="25"/>DS:0002=20</text:p>
      <text:p text:style-name="P1">-t</text:p>
      <text:p text:style-name="P1"/>
      <text:p text:style-name="P1">AX=0E20 <text:s/>BX=0000 <text:s/>CX=0027 <text:s/>DX=0000 <text:s/>SP=0000 <text:s/>BP=0000 <text:s/>SI=0000 <text:s/>DI=0000 <text:s/></text:p>
      <text:p text:style-name="P1">DS=0E3D <text:s/>ES=0E2B <text:s/>SS=0E3B <text:s/>CS=0E3B <text:s/>IP=0008 <text:s text:c="2"/>NV UP EI PL NZ NA PO NC </text:p>
      <text:p text:style-name="P1">0E3B:0008 0420 <text:s text:c="9"/>ADD <text:s text:c="4"/>AL,20 <text:s text:c="29"/></text:p>
      <text:p text:style-name="P1">-t</text:p>
      <text:p text:style-name="P1"/>
      <text:p text:style-name="P1">AX=0E40 <text:s/>BX=0000 <text:s/>CX=0027 <text:s/>DX=0000 <text:s/>SP=0000 <text:s/>BP=0000 <text:s/>SI=0000 <text:s/>DI=0000 <text:s/></text:p>
      <text:p text:style-name="P1">DS=0E3D <text:s/>ES=0E2B <text:s/>SS=0E3B <text:s/>CS=0E3B <text:s/>IP=000A <text:s text:c="2"/>NV UP EI PL NZ NA PO NC </text:p>
      <text:p text:style-name="P1">0E3B:000A 2A060300 <text:s text:c="5"/>SUB <text:s text:c="4"/>AL,[0003] <text:s text:c="25"/>DS:0003=40</text:p>
      <text:p text:style-name="P1">-t</text:p>
      <text:p text:style-name="P1"/>
      <text:p text:style-name="P1">AX=0E00 <text:s/>BX=0000 <text:s/>CX=0027 <text:s/>DX=0000 <text:s/>SP=0000 <text:s/>BP=0000 <text:s/>SI=0000 <text:s/>DI=0000 <text:s/></text:p>
      <text:p text:style-name="P1">DS=0E3D <text:s/>ES=0E2B <text:s/>SS=0E3B <text:s/>CS=0E3B <text:s/>IP=000E <text:s text:c="2"/>NV UP EI PL <text:span text:style-name="T4">ZR</text:span> NA PE NC </text:p>
      <text:p text:style-name="P1">0E3B:000E A20400 <text:s text:c="7"/>MOV <text:s text:c="4"/>[0004],AL <text:s text:c="25"/>DS:0004=00</text:p>
      <text:p text:style-name="P1">-t</text:p>
      <text:p text:style-name="P1"><text:soft-page-break/></text:p>
      <text:p text:style-name="P1">AX=0E00 <text:s/>BX=0000 <text:s/>CX=0027 <text:s/>DX=0000 <text:s/>SP=0000 <text:s/>BP=0000 <text:s/>SI=0000 <text:s/>DI=0000 <text:s/></text:p>
      <text:p text:style-name="P1">DS=0E3D <text:s/>ES=0E2B <text:s/>SS=0E3B <text:s/>CS=0E3B <text:s/>IP=0011 <text:s text:c="2"/>NV UP EI PL <text:span text:style-name="T4">ZR</text:span> NA PE NC </text:p>
      <text:p text:style-name="P1">0E3B:0011 B8004C <text:s text:c="7"/>MOV <text:s text:c="4"/>AX,4C00 <text:s text:c="27"/></text:p>
      <text:p text:style-name="P1">-t</text:p>
      <text:p text:style-name="P1"/>
      <text:p text:style-name="P1">AX=4C00 <text:s/>BX=0000 <text:s/>CX=0027 <text:s/>DX=0000 <text:s/>SP=0000 <text:s/>BP=0000 <text:s/>SI=0000 <text:s/>DI=0000 <text:s/></text:p>
      <text:p text:style-name="P1">DS=0E3D <text:s/>ES=0E2B <text:s/>SS=0E3B <text:s/>CS=0E3B <text:s/>IP=0014 <text:s text:c="2"/>NV UP EI PL <text:span text:style-name="T4">ZR</text:span> NA PE NC </text:p>
      <text:p text:style-name="P1">0E3B:0014 CD21 <text:s text:c="9"/>INT <text:s text:c="4"/>21 <text:s text:c="32"/></text:p>
      <text:p text:style-name="P1">-d</text:p>
      <text:p text:style-name="P1">0E3B:0080 <text:s/>2E 0D 0A 57 44 69 73 70-6C 61 79 73 2C 20 73 65 <text:s text:c="2"/>...WDisplays, se</text:p>
      <text:p text:style-name="P1">0E3B:0090 <text:s/>74 73 2C 20 6F 72 20 72-65 6D 6F 76 65 73 20 4D <text:s text:c="2"/>ts, or removes M</text:p>
      <text:p text:style-name="P1">0E3B:00A0 <text:s/>53 2D 44 4F 53 20 65 6E-76 69 72 6F 6E 6D 65 6E <text:s text:c="2"/>S-DOS environmen</text:p>
      <text:p text:style-name="P1">0E3B:00B0 <text:s/>74 20 76 61 72 69 61 62-6C 65 73 2E 0D 0A 0D 0A <text:s text:c="2"/>t variables.....</text:p>
      <text:p text:style-name="P1">0E3B:00C0 <text:s/>53 45 54 20 5B 76 61 72-69 61 62 6C 65 3D 5B 73 <text:s text:c="2"/>SET [variable=[s</text:p>
      <text:p text:style-name="P1">0E3B:00D0 <text:s/>74 72 69 6E 67 5D 5D 0D-0A 0D 0A 81 20 20 76 61 <text:s text:c="2"/>tring]]..... <text:s/>va</text:p>
      <text:p text:style-name="P1">0E3B:00E0 <text:s/>72 69 61 62 6C 65 20 20-53 70 65 63 69 66 69 65 <text:s text:c="2"/>riable <text:s/>Specifie</text:p>
      <text:p text:style-name="P1">0E3B:00F0 <text:s/>73 20 74 68 65 20 65 6E-76 69 72 6F 6E 6D 65 6E <text:s text:c="2"/>s the environmen</text:p>
      <text:p text:style-name="P1">-d cs:0</text:p>
      <text:p text:style-name="P1">0E3B:0000 <text:s/>B8 3D 0E 8E D8 A0 02 00-04 20 2A 06 03 00 A2 04 <text:s text:c="2"/>.=....... *.....</text:p>
      <text:p text:style-name="P1">0E3B:0010 <text:s/>00 B8 00 4C CD 21 00 00-00 00 00 00 00 00 00 00 <text:s text:c="2"/>...L.!..........</text:p>
      <text:p text:style-name="P1">0E3B:0020 <text:s/><text:span text:style-name="T5">FF FF 20 40 00 FF FF</text:span> 20-66 69 6C 65 6E 61 6D 65 <text:s text:c="2"/>.. @... fi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q</text:p>
      <text:p text:style-name="P1"/>
      <text:p text:style-name="P1">G:\USB\ELECTR~1\SEMEST~1\243-31~1\LAB4~1&gt;tcap/u</text:p>
      <text:p text:style-name="P1"/>
      <text:p text:style-name="P2">Conclusion from Tracing</text:p>
      <text:p text:style-name="P1"/>
      <text:p text:style-name="P1">When the subtraction operation was performed, the results equaled zero, thus the zero flag (NZ &amp; ZR) was set, this will most likely be used in further operations which requires “IF” type commands.</text:p>
      <text:p text:style-name="P1"/>
      <text:p text:style-name="P1"/>
      <text:p text:style-name="P2">4.1.2 Step 1 Part 2</text:p>
      <text:p text:style-name="P2"/>
      <text:p text:style-name="P1">Capture file written by TCAP 3.0, TCAP Copyright(c) 1998 Tim Kannel</text:p>
      <text:p text:style-name="P1"/>
      <text:p text:style-name="P1">G:\USB\ELECTR~1\SEMEST~1\243-31~1\LAB4~1&gt;debug lab4b.exe</text:p>
      <text:p text:style-name="P1">-d</text:p>
      <text:p text:style-name="P1">0E3B:0000 <text:s/>B8 3D 0E 8E D8 A0 02 00-04 20 2A 06 03 00 A2 04 <text:s text:c="2"/>.=....... *.....</text:p>
      <text:p text:style-name="P1">0E3B:0010 <text:s/>00 B8 00 4C CD 21 00 00-00 00 00 00 00 00 00 00 <text:s text:c="2"/>...L.!..........</text:p>
      <text:p text:style-name="P1">0E3B:0020 <text:s/><text:span text:style-name="T5">FF FF 70 10 00 FF FF</text:span> 20-66 69 6C 65 6E 61 6D 65 <text:s text:c="2"/>..p.... fi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text:soft-page-break/>0E3B:0060 <text:s/>72 20 70 61 74 68 20 66-6F 72 20 79 6F 75 72 20 <text:s text:c="2"/>r path for your </text:p>
      <text:p text:style-name="P1">0E3B:0070 <text:s/>64 65 73 74 69 6E 61 74-69 6F 6E 20 66 69 6C 65 <text:s text:c="2"/>destination file</text:p>
      <text:p text:style-name="P1">-r</text:p>
      <text:p text:style-name="P1">AX=0000 <text:s/>BX=0000 <text:s/>CX=0027 <text:s/>DX=0000 <text:s/>SP=0000 <text:s/>BP=0000 <text:s/>SI=0000 <text:s/>DI=0000 <text:s/></text:p>
      <text:p text:style-name="P1">DS=0E2B <text:s/>ES=0E2B <text:s/>SS=0E3B <text:s/>CS=0E3B <text:s/>IP=0000 <text:s text:c="2"/>NV UP EI PL NZ NA PO NC </text:p>
      <text:p text:style-name="P1">0E3B:0000 B83D0E <text:s text:c="7"/>MOV <text:s text:c="4"/>AX,0E3D <text:s text:c="27"/></text:p>
      <text:p text:style-name="P1">-t</text:p>
      <text:p text:style-name="P1"/>
      <text:p text:style-name="P1">AX=0E3D <text:s/>BX=0000 <text:s/>CX=0027 <text:s/>DX=0000 <text:s/>SP=0000 <text:s/>BP=0000 <text:s/>SI=0000 <text:s/>DI=0000 <text:s/></text:p>
      <text:p text:style-name="P1">DS=0E2B <text:s/>ES=0E2B <text:s/>SS=0E3B <text:s/>CS=0E3B <text:s/>IP=0003 <text:s text:c="2"/>NV UP EI PL NZ NA PO NC </text:p>
      <text:p text:style-name="P1">0E3B:0003 8ED8 <text:s text:c="9"/>MOV <text:s text:c="4"/>DS,AX <text:s text:c="29"/></text:p>
      <text:p text:style-name="P1">-t</text:p>
      <text:p text:style-name="P1"/>
      <text:p text:style-name="P1">AX=0E3D <text:s/>BX=0000 <text:s/>CX=0027 <text:s/>DX=0000 <text:s/>SP=0000 <text:s/>BP=0000 <text:s/>SI=0000 <text:s/>DI=0000 <text:s/></text:p>
      <text:p text:style-name="P1">DS=0E3D <text:s/>ES=0E2B <text:s/>SS=0E3B <text:s/>CS=0E3B <text:s/>IP=0005 <text:s text:c="2"/>NV UP EI PL NZ NA PO NC </text:p>
      <text:p text:style-name="P1">0E3B:0005 A00200 <text:s text:c="7"/>MOV <text:s text:c="4"/>AL,[0002] <text:s text:c="25"/>DS:0002=70</text:p>
      <text:p text:style-name="P1">-t</text:p>
      <text:p text:style-name="P1"/>
      <text:p text:style-name="P1">AX=0E70 <text:s/>BX=0000 <text:s/>CX=0027 <text:s/>DX=0000 <text:s/>SP=0000 <text:s/>BP=0000 <text:s/>SI=0000 <text:s/>DI=0000 <text:s/></text:p>
      <text:p text:style-name="P1">DS=0E3D <text:s/>ES=0E2B <text:s/>SS=0E3B <text:s/>CS=0E3B <text:s/>IP=0008 <text:s text:c="2"/>NV UP EI PL NZ NA PO NC </text:p>
      <text:p text:style-name="P1">0E3B:0008 0420 <text:s text:c="9"/>ADD <text:s text:c="4"/>AL,20 <text:s text:c="29"/></text:p>
      <text:p text:style-name="P1">-t</text:p>
      <text:p text:style-name="P1"/>
      <text:p text:style-name="P1">AX=0E90 <text:s/>BX=0000 <text:s/>CX=0027 <text:s/>DX=0000 <text:s/>SP=0000 <text:s/>BP=0000 <text:s/>SI=0000 <text:s/>DI=0000 <text:s/></text:p>
      <text:p text:style-name="P1">DS=0E3D <text:s/>ES=0E2B <text:s/>SS=0E3B <text:s/>CS=0E3B <text:s/>IP=000A <text:s text:c="2"/><text:span text:style-name="T4">OV</text:span> UP EI NG NZ NA <text:span text:style-name="T4">PE</text:span> NC </text:p>
      <text:p text:style-name="P1">0E3B:000A 2A060300 <text:s text:c="5"/>SUB <text:s text:c="4"/>AL,[0003] <text:s text:c="25"/>DS:0003=10</text:p>
      <text:p text:style-name="P1">-t</text:p>
      <text:p text:style-name="P1"/>
      <text:p text:style-name="P1">AX=0E80 <text:s/>BX=0000 <text:s/>CX=0027 <text:s/>DX=0000 <text:s/>SP=0000 <text:s/>BP=0000 <text:s/>SI=0000 <text:s/>DI=0000 <text:s/></text:p>
      <text:p text:style-name="P1">DS=0E3D <text:s/>ES=0E2B <text:s/>SS=0E3B <text:s/>CS=0E3B <text:s/>IP=000E <text:s text:c="2"/><text:span text:style-name="T4">NV</text:span> UP EI NG NZ NA <text:span text:style-name="T4">PO</text:span> NC </text:p>
      <text:p text:style-name="P1">0E3B:000E A20400 <text:s text:c="7"/>MOV <text:s text:c="4"/>[0004],AL <text:s text:c="25"/>DS:0004=00</text:p>
      <text:p text:style-name="P1">-t</text:p>
      <text:p text:style-name="P1"/>
      <text:p text:style-name="P1">AX=0E80 <text:s/>BX=0000 <text:s/>CX=0027 <text:s/>DX=0000 <text:s/>SP=0000 <text:s/>BP=0000 <text:s/>SI=0000 <text:s/>DI=0000 <text:s/></text:p>
      <text:p text:style-name="P1">DS=0E3D <text:s/>ES=0E2B <text:s/>SS=0E3B <text:s/>CS=0E3B <text:s/>IP=0011 <text:s text:c="2"/>NV UP EI NG NZ NA PO NC </text:p>
      <text:p text:style-name="P1">0E3B:0011 B8004C <text:s text:c="7"/>MOV <text:s text:c="4"/>AX,4C00 <text:s text:c="27"/></text:p>
      <text:p text:style-name="P1">-t</text:p>
      <text:p text:style-name="P1"/>
      <text:p text:style-name="P1">AX=4C00 <text:s/>BX=0000 <text:s/>CX=0027 <text:s/>DX=0000 <text:s/>SP=0000 <text:s/>BP=0000 <text:s/>SI=0000 <text:s/>DI=0000 <text:s/></text:p>
      <text:p text:style-name="P1">DS=0E3D <text:s/>ES=0E2B <text:s/>SS=0E3B <text:s/>CS=0E3B <text:s/>IP=0014 <text:s text:c="2"/>NV UP EI NG NZ NA PO NC </text:p>
      <text:p text:style-name="P1">0E3B:0014 CD21 <text:s text:c="9"/>INT <text:s text:c="4"/>21 <text:s text:c="32"/></text:p>
      <text:p text:style-name="P1">-d</text:p>
      <text:p text:style-name="P1">0E3B:0080 <text:s/>2E 0D 0A 57 44 69 73 70-6C 61 79 73 2C 20 73 65 <text:s text:c="2"/>...WDisplays, se</text:p>
      <text:p text:style-name="P1">0E3B:0090 <text:s/>74 73 2C 20 6F 72 20 72-65 6D 6F 76 65 73 20 4D <text:s text:c="2"/>ts, or removes M</text:p>
      <text:p text:style-name="P1">0E3B:00A0 <text:s/>53 2D 44 4F 53 20 65 6E-76 69 72 6F 6E 6D 65 6E <text:s text:c="2"/>S-DOS environmen</text:p>
      <text:p text:style-name="P1">0E3B:00B0 <text:s/>74 20 76 61 72 69 61 62-6C 65 73 2E 0D 0A 0D 0A <text:s text:c="2"/>t variables.....</text:p>
      <text:p text:style-name="P1">0E3B:00C0 <text:s/>53 45 54 20 5B 76 61 72-69 61 62 6C 65 3D 5B 73 <text:s text:c="2"/>SET [variable=[s</text:p>
      <text:p text:style-name="P1">0E3B:00D0 <text:s/>74 72 69 6E 67 5D 5D 0D-0A 0D 0A 81 20 20 76 61 <text:s text:c="2"/>tring]]..... <text:s/>va</text:p>
      <text:p text:style-name="P1">0E3B:00E0 <text:s/>72 69 61 62 6C 65 20 20-53 70 65 63 69 66 69 65 <text:s text:c="2"/>riable <text:s/>Specifie</text:p>
      <text:p text:style-name="P1"><text:soft-page-break/>0E3B:00F0 <text:s/>73 20 74 68 65 20 65 6E-76 69 72 6F 6E 6D 65 6E <text:s text:c="2"/>s the environmen</text:p>
      <text:p text:style-name="P1">-d cs:0</text:p>
      <text:p text:style-name="P1">0E3B:0000 <text:s/>B8 3D 0E 8E D8 A0 02 00-04 20 2A 06 03 00 A2 04 <text:s text:c="2"/>.=....... *.....</text:p>
      <text:p text:style-name="P1">0E3B:0010 <text:s/>00 B8 00 4C CD 21 00 00-00 00 00 00 00 00 00 00 <text:s text:c="2"/>...L.!..........</text:p>
      <text:p text:style-name="P1">0E3B:0020 <text:s/><text:span text:style-name="T5">FF FF 70 10 80 FF FF</text:span> 20-66 69 6C 65 6E 61 6D 65 <text:s text:c="2"/>..p.... fi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q</text:p>
      <text:p text:style-name="P1"/>
      <text:p text:style-name="P1">G:\USB\ELECTR~1\SEMEST~1\243-31~1\LAB4~1&gt;tcap/u</text:p>
      <text:p text:style-name="P1"/>
      <text:p text:style-name="P2">Conclusion from Tracing</text:p>
      <text:p text:style-name="P2"><text:span text:style-name="T2"/></text:p>
      <text:p text:style-name="P2"><text:span text:style-name="T2">Two flags were changed during this operation, the overflow flag (NV &amp; OV) <text:s/>and the parity flag (PO &amp; PE). The overflow flag was triggered when adding 20h to 70h, which passed the “middle” border between positive and negative values which are of 7Fh and 80h, afterwards when removing 10h from 90h, the overflow flag went back to 0 because the result did not went lower then 80h so no overflow occurred. The parity flag was set to 1 when the addition of 20h occurred then reverted back to 0 when the subtraction was performed. The understanding of what the parity flags does is when in a byte, the amount of 1-bits in the value is an even number. In this case we had the following binary bytes: </text:span></text:p>
      <text:p text:style-name="P2"><text:span text:style-name="T2"/></text:p>
      <text:p text:style-name="P2"><text:span text:style-name="T2">70h<text:tab/>0111 0000b<text:tab/>(odd)</text:span></text:p>
      <text:p text:style-name="P2"><text:span text:style-name="T2">90h<text:tab/>1001 0000b<text:tab/>(even)</text:span></text:p>
      <text:p text:style-name="P2"><text:span text:style-name="T2">80h<text:tab/>1000 0000b<text:tab/>(odd)</text:span></text:p>
      <text:p text:style-name="P2"><text:span text:style-name="T2"/></text:p>
      <text:p text:style-name="P2"><text:span text:style-name="T2">the parity flag was set to 1 right after the addition, then back to 0 after the subtraction, thus this should make sense but further studying will be performed to fully grasp the concept of this flag and if this is correct.</text:span></text:p>
      <text:p text:style-name="P2"><text:span text:style-name="T2"/></text:p>
      <text:p text:style-name="P2">4.1.3 Step 1 Part 3</text:p>
      <text:p text:style-name="P2"/>
      <text:p text:style-name="P1">Capture file written by TCAP 3.0, TCAP Copyright(c) 1998 Tim Kannel</text:p>
      <text:p text:style-name="P1"/>
      <text:p text:style-name="P1">G:\USB\ELECTR~1\SEMEST~1\243-31~1\LAB4~1&gt;debug lab4c.exe</text:p>
      <text:p text:style-name="P1">-d</text:p>
      <text:p text:style-name="P1">0E3B:0000 <text:s/>B8 3D 0E 8E D8 A0 02 00-04 20 2A 06 03 00 A2 04 <text:s text:c="2"/>.=....... *.....</text:p>
      <text:p text:style-name="P1">0E3B:0010 <text:s/>00 B8 00 4C CD 21 00 00-00 00 00 00 00 00 00 00 <text:s text:c="2"/>...L.!..........</text:p>
      <text:p text:style-name="P1">0E3B:0020 <text:s/><text:span text:style-name="T5">FF FF 60 80 00 FF FF</text:span> 20-66 69 6C 65 6E 61 6D 65 <text:s text:c="2"/>..`.... fi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r</text:p>
      <text:p text:style-name="P1">AX=0000 <text:s/>BX=0000 <text:s/>CX=0027 <text:s/>DX=0000 <text:s/>SP=0000 <text:s/>BP=0000 <text:s/>SI=0000 <text:s/>DI=0000 <text:s/></text:p>
      <text:p text:style-name="P1">DS=0E2B <text:s/>ES=0E2B <text:s/>SS=0E3B <text:s/>CS=0E3B <text:s/>IP=0000 <text:s text:c="2"/>NV UP EI PL NZ NA PO NC </text:p>
      <text:p text:style-name="P1"><text:soft-page-break/>0E3B:0000 B83D0E <text:s text:c="7"/>MOV <text:s text:c="4"/>AX,0E3D <text:s text:c="27"/></text:p>
      <text:p text:style-name="P1">-t</text:p>
      <text:p text:style-name="P1"/>
      <text:p text:style-name="P1">AX=0E3D <text:s/>BX=0000 <text:s/>CX=0027 <text:s/>DX=0000 <text:s/>SP=0000 <text:s/>BP=0000 <text:s/>SI=0000 <text:s/>DI=0000 <text:s/></text:p>
      <text:p text:style-name="P1">DS=0E2B <text:s/>ES=0E2B <text:s/>SS=0E3B <text:s/>CS=0E3B <text:s/>IP=0003 <text:s text:c="2"/>NV UP EI PL NZ NA PO NC </text:p>
      <text:p text:style-name="P1">0E3B:0003 8ED8 <text:s text:c="9"/>MOV <text:s text:c="4"/>DS,AX <text:s text:c="29"/></text:p>
      <text:p text:style-name="P1">-t</text:p>
      <text:p text:style-name="P1"/>
      <text:p text:style-name="P1">AX=0E3D <text:s/>BX=0000 <text:s/>CX=0027 <text:s/>DX=0000 <text:s/>SP=0000 <text:s/>BP=0000 <text:s/>SI=0000 <text:s/>DI=0000 <text:s/></text:p>
      <text:p text:style-name="P1">DS=0E3D <text:s/>ES=0E2B <text:s/>SS=0E3B <text:s/>CS=0E3B <text:s/>IP=0005 <text:s text:c="2"/>NV UP EI PL NZ NA PO NC </text:p>
      <text:p text:style-name="P1">0E3B:0005 A00200 <text:s text:c="7"/>MOV <text:s text:c="4"/>AL,[0002] <text:s text:c="25"/>DS:0002=60</text:p>
      <text:p text:style-name="P1">-t</text:p>
      <text:p text:style-name="P1"/>
      <text:p text:style-name="P1">AX=0E60 <text:s/>BX=0000 <text:s/>CX=0027 <text:s/>DX=0000 <text:s/>SP=0000 <text:s/>BP=0000 <text:s/>SI=0000 <text:s/>DI=0000 <text:s/></text:p>
      <text:p text:style-name="P1">DS=0E3D <text:s/>ES=0E2B <text:s/>SS=0E3B <text:s/>CS=0E3B <text:s/>IP=0008 <text:s text:c="2"/>NV UP EI PL NZ NA PO NC </text:p>
      <text:p text:style-name="P1">0E3B:0008 0420 <text:s text:c="9"/>ADD <text:s text:c="4"/>AL,20 <text:s text:c="29"/></text:p>
      <text:p text:style-name="P1">-t</text:p>
      <text:p text:style-name="P1"/>
      <text:p text:style-name="P1">AX=0E80 <text:s/>BX=0000 <text:s/>CX=0027 <text:s/>DX=0000 <text:s/>SP=0000 <text:s/>BP=0000 <text:s/>SI=0000 <text:s/>DI=0000 <text:s/></text:p>
      <text:p text:style-name="P1">DS=0E3D <text:s/>ES=0E2B <text:s/>SS=0E3B <text:s/>CS=0E3B <text:s/>IP=000A <text:s text:c="2"/><text:span text:style-name="T4">OV</text:span> UP EI <text:span text:style-name="T4">NG</text:span> NZ NA PO NC </text:p>
      <text:p text:style-name="P1">0E3B:000A 2A060300 <text:s text:c="5"/>SUB <text:s text:c="4"/>AL,[0003] <text:s text:c="25"/>DS:0003=80</text:p>
      <text:p text:style-name="P1">-t</text:p>
      <text:p text:style-name="P1"/>
      <text:p text:style-name="P1">AX=0E00 <text:s/>BX=0000 <text:s/>CX=0027 <text:s/>DX=0000 <text:s/>SP=0000 <text:s/>BP=0000 <text:s/>SI=0000 <text:s/>DI=0000 <text:s/></text:p>
      <text:p text:style-name="P1">DS=0E3D <text:s/>ES=0E2B <text:s/>SS=0E3B <text:s/>CS=0E3B <text:s/>IP=000E <text:s text:c="2"/><text:span text:style-name="T4">NV</text:span> UP EI <text:span text:style-name="T4">PL</text:span> <text:span text:style-name="T4">ZR</text:span> NA <text:span text:style-name="T4">PE</text:span> NC </text:p>
      <text:p text:style-name="P1">0E3B:000E A20400 <text:s text:c="7"/>MOV <text:s text:c="4"/>[0004],AL <text:s text:c="25"/>DS:0004=00</text:p>
      <text:p text:style-name="P1">-t</text:p>
      <text:p text:style-name="P1"/>
      <text:p text:style-name="P1">AX=0E00 <text:s/>BX=0000 <text:s/>CX=0027 <text:s/>DX=0000 <text:s/>SP=0000 <text:s/>BP=0000 <text:s/>SI=0000 <text:s/>DI=0000 <text:s/></text:p>
      <text:p text:style-name="P1">DS=0E3D <text:s/>ES=0E2B <text:s/>SS=0E3B <text:s/>CS=0E3B <text:s/>IP=0011 <text:s text:c="2"/>NV UP EI PL ZR NA PE NC </text:p>
      <text:p text:style-name="P1">0E3B:0011 B8004C <text:s text:c="7"/>MOV <text:s text:c="4"/>AX,4C00 <text:s text:c="27"/></text:p>
      <text:p text:style-name="P1">-t</text:p>
      <text:p text:style-name="P1"/>
      <text:p text:style-name="P1">AX=4C00 <text:s/>BX=0000 <text:s/>CX=0027 <text:s/>DX=0000 <text:s/>SP=0000 <text:s/>BP=0000 <text:s/>SI=0000 <text:s/>DI=0000 <text:s/></text:p>
      <text:p text:style-name="P1">DS=0E3D <text:s/>ES=0E2B <text:s/>SS=0E3B <text:s/>CS=0E3B <text:s/>IP=0014 <text:s text:c="2"/>NV UP EI PL ZR NA PE NC </text:p>
      <text:p text:style-name="P1">0E3B:0014 CD21 <text:s text:c="9"/>INT <text:s text:c="4"/>21 <text:s text:c="32"/></text:p>
      <text:p text:style-name="P1">-d</text:p>
      <text:p text:style-name="P1">0E3B:0080 <text:s/>2E 0D 0A 57 44 69 73 70-6C 61 79 73 2C 20 73 65 <text:s text:c="2"/>...WDisplays, se</text:p>
      <text:p text:style-name="P1">0E3B:0090 <text:s/>74 73 2C 20 6F 72 20 72-65 6D 6F 76 65 73 20 4D <text:s text:c="2"/>ts, or removes M</text:p>
      <text:p text:style-name="P1">0E3B:00A0 <text:s/>53 2D 44 4F 53 20 65 6E-76 69 72 6F 6E 6D 65 6E <text:s text:c="2"/>S-DOS environmen</text:p>
      <text:p text:style-name="P1">0E3B:00B0 <text:s/>74 20 76 61 72 69 61 62-6C 65 73 2E 0D 0A 0D 0A <text:s text:c="2"/>t variables.....</text:p>
      <text:p text:style-name="P1">0E3B:00C0 <text:s/>53 45 54 20 5B 76 61 72-69 61 62 6C 65 3D 5B 73 <text:s text:c="2"/>SET [variable=[s</text:p>
      <text:p text:style-name="P1">0E3B:00D0 <text:s/>74 72 69 6E 67 5D 5D 0D-0A 0D 0A 81 20 20 76 61 <text:s text:c="2"/>tring]]..... <text:s/>va</text:p>
      <text:p text:style-name="P1">0E3B:00E0 <text:s/>72 69 61 62 6C 65 20 20-53 70 65 63 69 66 69 65 <text:s text:c="2"/>riable <text:s/>Specifie</text:p>
      <text:p text:style-name="P1">0E3B:00F0 <text:s/>73 20 74 68 65 20 65 6E-76 69 72 6F 6E 6D 65 6E <text:s text:c="2"/>s the environmen</text:p>
      <text:p text:style-name="P1">-d cs:0</text:p>
      <text:p text:style-name="P1">0E3B:0000 <text:s/>B8 3D 0E 8E D8 A0 02 00-04 20 2A 06 03 00 A2 04 <text:s text:c="2"/>.=....... *.....</text:p>
      <text:p text:style-name="P1">0E3B:0010 <text:s/>00 B8 00 4C CD 21 00 00-00 00 00 00 00 00 00 00 <text:s text:c="2"/>...L.!..........</text:p>
      <text:p text:style-name="P1">0E3B:0020 <text:s/><text:span text:style-name="T5">FF FF 60 80 00 FF FF</text:span> 20-66 69 6C 65 6E 61 6D 65 <text:s text:c="2"/>..`.... filename</text:p>
      <text:p text:style-name="P1"><text:soft-page-break/>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q</text:p>
      <text:p text:style-name="P1"/>
      <text:p text:style-name="P1">G:\USB\ELECTR~1\SEMEST~1\243-31~1\LAB4~1&gt;tcap/u</text:p>
      <text:p text:style-name="P1"/>
      <text:p text:style-name="P2">Conclusion from Tracing</text:p>
      <text:p text:style-name="P2"><text:span text:style-name="T2"/></text:p>
      <text:p text:style-name="P2"><text:span text:style-name="T2">Only one new flag was seen in this operation, which is the sign flag (PL &amp; NG). The overflow, zero and parity flags were set during this operation. The overflow flag changed when adding 20h to 60h, which resulted in 80h which is one unit away from the “middle” line between positive and negative values. While the zero flag was set when subtracting 80h to 80h, which resulted in 0. The parity flag was set to 1 when the subtraction occurred, the reason behind this is unknown as the resulting operation is 0. Finally, the sign flag was set to 1 after the addition operation which resulted in 90h which went into the negative section of the number circle, thus the sign flag but when the last operation was performed, the range of the value stayed in the negative range which is what probably caused the sign flag to reset to 0.</text:span></text:p>
      <text:p text:style-name="P2"><text:span text:style-name="T2"/></text:p>
      <text:p text:style-name="P2">4.1.4 Step 1 Part 4</text:p>
      <text:p text:style-name="P2"/>
      <text:p text:style-name="P1">Capture file written by TCAP 3.0, TCAP Copyright(c) 1998 Tim Kannel</text:p>
      <text:p text:style-name="P1"/>
      <text:p text:style-name="P1">G:\USB\ELECTR~1\SEMEST~1\243-31~1\LAB4~1&gt;debug lab4d.exe</text:p>
      <text:p text:style-name="P1">-d</text:p>
      <text:p text:style-name="P1">0E3B:0000 <text:s/>B8 3D 0E 8E D8 A0 02 00-04 20 2A 06 03 00 A2 04 <text:s text:c="2"/>.=....... *.....</text:p>
      <text:p text:style-name="P1">0E3B:0010 <text:s/>00 B8 00 4C CD 21 00 00-00 00 00 00 00 00 00 00 <text:s text:c="2"/>...L.!..........</text:p>
      <text:p text:style-name="P1">0E3B:0020 <text:s/><text:span text:style-name="T5">FF FF EC 00 00 FF FF</text:span> 01-FF FF 6C 65 6E 61 6D 65 <text:s text:c="2"/>..........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r</text:p>
      <text:p text:style-name="P1">AX=0000 <text:s/>BX=0000 <text:s/>CX=0027 <text:s/>DX=0000 <text:s/>SP=0000 <text:s/>BP=0000 <text:s/>SI=0000 <text:s/>DI=0000 <text:s/></text:p>
      <text:p text:style-name="P1">DS=0E2B <text:s/>ES=0E2B <text:s/>SS=0E3B <text:s/>CS=0E3B <text:s/>IP=0000 <text:s text:c="2"/>NV UP EI PL NZ NA PO NC </text:p>
      <text:p text:style-name="P1">0E3B:0000 B83D0E <text:s text:c="7"/>MOV <text:s text:c="4"/>AX,0E3D <text:s text:c="27"/></text:p>
      <text:p text:style-name="P1">-t</text:p>
      <text:p text:style-name="P1"/>
      <text:p text:style-name="P1">AX=0E3D <text:s/>BX=0000 <text:s/>CX=0027 <text:s/>DX=0000 <text:s/>SP=0000 <text:s/>BP=0000 <text:s/>SI=0000 <text:s/>DI=0000 <text:s/></text:p>
      <text:p text:style-name="P1">DS=0E2B <text:s/>ES=0E2B <text:s/>SS=0E3B <text:s/>CS=0E3B <text:s/>IP=0003 <text:s text:c="2"/>NV UP EI PL NZ NA PO NC </text:p>
      <text:p text:style-name="P1">0E3B:0003 8ED8 <text:s text:c="9"/>MOV <text:s text:c="4"/>DS,AX <text:s text:c="29"/></text:p>
      <text:p text:style-name="P1">-t</text:p>
      <text:p text:style-name="P1"/>
      <text:p text:style-name="P1">AX=0E3D <text:s/>BX=0000 <text:s/>CX=0027 <text:s/>DX=0000 <text:s/>SP=0000 <text:s/>BP=0000 <text:s/>SI=0000 <text:s/>DI=0000 <text:s/></text:p>
      <text:p text:style-name="P1">DS=0E3D <text:s/>ES=0E2B <text:s/>SS=0E3B <text:s/>CS=0E3B <text:s/>IP=0005 <text:s text:c="2"/>NV UP EI PL NZ NA PO NC </text:p>
      <text:p text:style-name="P1">0E3B:0005 A00200 <text:s text:c="7"/>MOV <text:s text:c="4"/>AL,[0002] <text:s text:c="25"/>DS:0002=EC</text:p>
      <text:p text:style-name="P1"><text:soft-page-break/>-t</text:p>
      <text:p text:style-name="P1"/>
      <text:p text:style-name="P1">AX=0EEC <text:s/>BX=0000 <text:s/>CX=0027 <text:s/>DX=0000 <text:s/>SP=0000 <text:s/>BP=0000 <text:s/>SI=0000 <text:s/>DI=0000 <text:s/></text:p>
      <text:p text:style-name="P1">DS=0E3D <text:s/>ES=0E2B <text:s/>SS=0E3B <text:s/>CS=0E3B <text:s/>IP=0008 <text:s text:c="2"/>NV UP EI PL NZ NA PO NC </text:p>
      <text:p text:style-name="P1">0E3B:0008 0420 <text:s text:c="9"/>ADD <text:s text:c="4"/>AL,20 <text:s text:c="29"/></text:p>
      <text:p text:style-name="P1">-t</text:p>
      <text:p text:style-name="P1"/>
      <text:p text:style-name="P1">AX=0E0C <text:s/>BX=0000 <text:s/>CX=0027 <text:s/>DX=0000 <text:s/>SP=0000 <text:s/>BP=0000 <text:s/>SI=0000 <text:s/>DI=0000 <text:s/></text:p>
      <text:p text:style-name="P1">DS=0E3D <text:s/>ES=0E2B <text:s/>SS=0E3B <text:s/>CS=0E3B <text:s/>IP=000A <text:s text:c="2"/>NV UP EI PL NZ NA <text:span text:style-name="T4">PE</text:span> <text:span text:style-name="T4">CY</text:span> </text:p>
      <text:p text:style-name="P1">0E3B:000A 2A060300 <text:s text:c="5"/>SUB <text:s text:c="4"/>AL,[0003] <text:s text:c="25"/>DS:0003=00</text:p>
      <text:p text:style-name="P1">-t</text:p>
      <text:p text:style-name="P1"/>
      <text:p text:style-name="P1">AX=0E0C <text:s/>BX=0000 <text:s/>CX=0027 <text:s/>DX=0000 <text:s/>SP=0000 <text:s/>BP=0000 <text:s/>SI=0000 <text:s/>DI=0000 <text:s/></text:p>
      <text:p text:style-name="P1">DS=0E3D <text:s/>ES=0E2B <text:s/>SS=0E3B <text:s/>CS=0E3B <text:s/>IP=000E <text:s text:c="2"/>NV UP EI PL NZ NA PE <text:span text:style-name="T4">NC</text:span> </text:p>
      <text:p text:style-name="P1">0E3B:000E A20400 <text:s text:c="7"/>MOV <text:s text:c="4"/>[0004],AL <text:s text:c="25"/>DS:0004=00</text:p>
      <text:p text:style-name="P1">-t</text:p>
      <text:p text:style-name="P1"/>
      <text:p text:style-name="P1">AX=0E0C <text:s/>BX=0000 <text:s/>CX=0027 <text:s/>DX=0000 <text:s/>SP=0000 <text:s/>BP=0000 <text:s/>SI=0000 <text:s/>DI=0000 <text:s/></text:p>
      <text:p text:style-name="P1">DS=0E3D <text:s/>ES=0E2B <text:s/>SS=0E3B <text:s/>CS=0E3B <text:s/>IP=0011 <text:s text:c="2"/>NV UP EI PL NZ NA PE NC </text:p>
      <text:p text:style-name="P1">0E3B:0011 B8004C <text:s text:c="7"/>MOV <text:s text:c="4"/>AX,4C00 <text:s text:c="27"/></text:p>
      <text:p text:style-name="P1">-t</text:p>
      <text:p text:style-name="P1"/>
      <text:p text:style-name="P1">AX=4C00 <text:s/>BX=0000 <text:s/>CX=0027 <text:s/>DX=0000 <text:s/>SP=0000 <text:s/>BP=0000 <text:s/>SI=0000 <text:s/>DI=0000 <text:s/></text:p>
      <text:p text:style-name="P1">DS=0E3D <text:s/>ES=0E2B <text:s/>SS=0E3B <text:s/>CS=0E3B <text:s/>IP=0014 <text:s text:c="2"/>NV UP EI PL NZ NA PE NC </text:p>
      <text:p text:style-name="P1">0E3B:0014 CD21 <text:s text:c="9"/>INT <text:s text:c="4"/>21 <text:s text:c="32"/></text:p>
      <text:p text:style-name="P1">-d</text:p>
      <text:p text:style-name="P1">0E3B:0080 <text:s/>2E 0D 0A 57 44 69 73 70-6C 61 79 73 2C 20 73 65 <text:s text:c="2"/>...WDisplays, se</text:p>
      <text:p text:style-name="P1">0E3B:0090 <text:s/>74 73 2C 20 6F 72 20 72-65 6D 6F 76 65 73 20 4D <text:s text:c="2"/>ts, or removes M</text:p>
      <text:p text:style-name="P1">0E3B:00A0 <text:s/>53 2D 44 4F 53 20 65 6E-76 69 72 6F 6E 6D 65 6E <text:s text:c="2"/>S-DOS environmen</text:p>
      <text:p text:style-name="P1">0E3B:00B0 <text:s/>74 20 76 61 72 69 61 62-6C 65 73 2E 0D 0A 0D 0A <text:s text:c="2"/>t variables.....</text:p>
      <text:p text:style-name="P1">0E3B:00C0 <text:s/>53 45 54 20 5B 76 61 72-69 61 62 6C 65 3D 5B 73 <text:s text:c="2"/>SET [variable=[s</text:p>
      <text:p text:style-name="P1">0E3B:00D0 <text:s/>74 72 69 6E 67 5D 5D 0D-0A 0D 0A 81 20 20 76 61 <text:s text:c="2"/>tring]]..... <text:s/>va</text:p>
      <text:p text:style-name="P1">0E3B:00E0 <text:s/>72 69 61 62 6C 65 20 20-53 70 65 63 69 66 69 65 <text:s text:c="2"/>riable <text:s/>Specifie</text:p>
      <text:p text:style-name="P1">0E3B:00F0 <text:s/>73 20 74 68 65 20 65 6E-76 69 72 6F 6E 6D 65 6E <text:s text:c="2"/>s the environmen</text:p>
      <text:p text:style-name="P1">-d cs:0</text:p>
      <text:p text:style-name="P1">0E3B:0000 <text:s/>B8 3D 0E 8E D8 A0 02 00-04 20 2A 06 03 00 A2 04 <text:s text:c="2"/>.=....... *.....</text:p>
      <text:p text:style-name="P1">0E3B:0010 <text:s/>00 B8 00 4C CD 21 00 00-00 00 00 00 00 00 00 00 <text:s text:c="2"/>...L.!..........</text:p>
      <text:p text:style-name="P1">0E3B:0020 <text:s/><text:span text:style-name="T5">FF FF EC 00 0C FF FF</text:span> 01-FF FF 6C 65 6E 61 6D 65 <text:s text:c="2"/>..........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q</text:p>
      <text:p text:style-name="P1"/>
      <text:p text:style-name="P1">G:\USB\ELECTR~1\SEMEST~1\243-31~1\LAB4~1&gt;tcap/u</text:p>
      <text:p text:style-name="P1"/>
      <text:p text:style-name="P1"/>
      <text:p text:style-name="P1"/>
      <text:p text:style-name="P2"><text:soft-page-break/>Conclusion from Tracing</text:p>
      <text:p text:style-name="P2"><text:span text:style-name="T2"/></text:p>
      <text:p text:style-name="P2"><text:span text:style-name="T2">Two flags were touched during this operation: the parity flag and the carry flag. The result of the addition of ECh and 20h was of 10Ch, which is out of the range of a byte. So the carry flag was set to 1 after this operation, and because nothing was subtracted afterwards, 10Ch remained the same and so did the carry flag. The parity flag was set as well because the value which was stored was simply 0Ch, which is 1100b is an even number, so the parity flag was set because of this.</text:span></text:p>
      <text:p text:style-name="P2"><text:span text:style-name="T2"/></text:p>
      <text:p text:style-name="P2">4.2.1 Step 1 Part 1</text:p>
      <text:p text:style-name="P2"/>
      <text:p text:style-name="P1">Capture file written by TCAP 3.0, TCAP Copyright(c) 1998 Tim Kannel</text:p>
      <text:p text:style-name="P1"/>
      <text:p text:style-name="P1">G:\USB\ELECTR~1\SEMEST~1\243-31~1\LAB4~1&gt;debug lab4e.exe</text:p>
      <text:p text:style-name="P1">-d</text:p>
      <text:p text:style-name="P1">0E3B:0000 <text:s/>B8 3D 0E 8E D8 A1 02 00-05 00 20 2B 06 04 00 A1 <text:s text:c="2"/>.=........ +....</text:p>
      <text:p text:style-name="P1">0E3B:0010 <text:s/>06 00 B8 00 4C CD 21 00-00 00 00 00 00 00 00 00 <text:s text:c="2"/>....L.!.........</text:p>
      <text:p text:style-name="P1">0E3B:0020 <text:s/><text:span text:style-name="T5">FF FF 00 20 00 40 00 00-FF FF</text:span> 6C 65 6E 61 6D 65 <text:s text:c="2"/>... .@....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r</text:p>
      <text:p text:style-name="P1">AX=0000 <text:s/>BX=0000 <text:s/>CX=002A <text:s/>DX=0000 <text:s/>SP=0000 <text:s/>BP=0000 <text:s/>SI=0000 <text:s/>DI=0000 <text:s/></text:p>
      <text:p text:style-name="P1">DS=0E2B <text:s/>ES=0E2B <text:s/>SS=0E3B <text:s/>CS=0E3B <text:s/>IP=0000 <text:s text:c="2"/>NV UP EI PL NZ NA PO NC </text:p>
      <text:p text:style-name="P1">0E3B:0000 B83D0E <text:s text:c="7"/>MOV <text:s text:c="4"/>AX,0E3D <text:s text:c="27"/></text:p>
      <text:p text:style-name="P1">-t</text:p>
      <text:p text:style-name="P1"/>
      <text:p text:style-name="P1">AX=0E3D <text:s/>BX=0000 <text:s/>CX=002A <text:s/>DX=0000 <text:s/>SP=0000 <text:s/>BP=0000 <text:s/>SI=0000 <text:s/>DI=0000 <text:s/></text:p>
      <text:p text:style-name="P1">DS=0E2B <text:s/>ES=0E2B <text:s/>SS=0E3B <text:s/>CS=0E3B <text:s/>IP=0003 <text:s text:c="2"/>NV UP EI PL NZ NA PO NC </text:p>
      <text:p text:style-name="P1">0E3B:0003 8ED8 <text:s text:c="9"/>MOV <text:s text:c="4"/>DS,AX <text:s text:c="29"/></text:p>
      <text:p text:style-name="P1">-t</text:p>
      <text:p text:style-name="P1"/>
      <text:p text:style-name="P1">AX=0E3D <text:s/>BX=0000 <text:s/>CX=002A <text:s/>DX=0000 <text:s/>SP=0000 <text:s/>BP=0000 <text:s/>SI=0000 <text:s/>DI=0000 <text:s/></text:p>
      <text:p text:style-name="P1">DS=0E3D <text:s/>ES=0E2B <text:s/>SS=0E3B <text:s/>CS=0E3B <text:s/>IP=0005 <text:s text:c="2"/>NV UP EI PL NZ NA PO NC </text:p>
      <text:p text:style-name="P1">0E3B:0005 A10200 <text:s text:c="7"/>MOV <text:s text:c="4"/>AX,[0002] <text:s text:c="25"/>DS:0002=2000</text:p>
      <text:p text:style-name="P1">-t</text:p>
      <text:p text:style-name="P1"/>
      <text:p text:style-name="P1">AX=2000 <text:s/>BX=0000 <text:s/>CX=002A <text:s/>DX=0000 <text:s/>SP=0000 <text:s/>BP=0000 <text:s/>SI=0000 <text:s/>DI=0000 <text:s/></text:p>
      <text:p text:style-name="P1">DS=0E3D <text:s/>ES=0E2B <text:s/>SS=0E3B <text:s/>CS=0E3B <text:s/>IP=0008 <text:s text:c="2"/>NV UP EI PL NZ NA PO NC </text:p>
      <text:p text:style-name="P1">0E3B:0008 050020 <text:s text:c="7"/>ADD <text:s text:c="4"/>AX,2000 <text:s text:c="27"/></text:p>
      <text:p text:style-name="P1">-t</text:p>
      <text:p text:style-name="P1"/>
      <text:p text:style-name="P1">AX=4000 <text:s/>BX=0000 <text:s/>CX=002A <text:s/>DX=0000 <text:s/>SP=0000 <text:s/>BP=0000 <text:s/>SI=0000 <text:s/>DI=0000 <text:s/></text:p>
      <text:p text:style-name="P1">DS=0E3D <text:s/>ES=0E2B <text:s/>SS=0E3B <text:s/>CS=0E3B <text:s/>IP=000B <text:s text:c="2"/>NV UP EI PL NZ NA <text:span text:style-name="T4">PE</text:span> NC </text:p>
      <text:p text:style-name="P1">0E3B:000B 2B060400 <text:s text:c="5"/>SUB <text:s text:c="4"/>AX,[0004] <text:s text:c="25"/>DS:0004=4000</text:p>
      <text:p text:style-name="P1">-t</text:p>
      <text:p text:style-name="P1"/>
      <text:p text:style-name="P1">AX=0000 <text:s/>BX=0000 <text:s/>CX=002A <text:s/>DX=0000 <text:s/>SP=0000 <text:s/>BP=0000 <text:s/>SI=0000 <text:s/>DI=0000 <text:s/></text:p>
      <text:p text:style-name="P1"><text:soft-page-break/>DS=0E3D <text:s/>ES=0E2B <text:s/>SS=0E3B <text:s/>CS=0E3B <text:s/>IP=000F <text:s text:c="2"/>NV UP EI PL <text:span text:style-name="T4">ZR</text:span> NA PE NC </text:p>
      <text:p text:style-name="P1">0E3B:000F A10600 <text:s text:c="7"/>MOV <text:s text:c="4"/>AX,[0006] <text:s text:c="25"/>DS:0006=0000</text:p>
      <text:p text:style-name="P1">-t</text:p>
      <text:p text:style-name="P1"/>
      <text:p text:style-name="P1">AX=0000 <text:s/>BX=0000 <text:s/>CX=002A <text:s/>DX=0000 <text:s/>SP=0000 <text:s/>BP=0000 <text:s/>SI=0000 <text:s/>DI=0000 <text:s/></text:p>
      <text:p text:style-name="P1">DS=0E3D <text:s/>ES=0E2B <text:s/>SS=0E3B <text:s/>CS=0E3B <text:s/>IP=0012 <text:s text:c="2"/>NV UP EI PL ZR NA PE NC </text:p>
      <text:p text:style-name="P1">0E3B:0012 B8004C <text:s text:c="7"/>MOV <text:s text:c="4"/>AX,4C00 <text:s text:c="27"/></text:p>
      <text:p text:style-name="P1">-t</text:p>
      <text:p text:style-name="P1"/>
      <text:p text:style-name="P1">AX=4C00 <text:s/>BX=0000 <text:s/>CX=002A <text:s/>DX=0000 <text:s/>SP=0000 <text:s/>BP=0000 <text:s/>SI=0000 <text:s/>DI=0000 <text:s/></text:p>
      <text:p text:style-name="P1">DS=0E3D <text:s/>ES=0E2B <text:s/>SS=0E3B <text:s/>CS=0E3B <text:s/>IP=0015 <text:s text:c="2"/>NV UP EI PL ZR NA PE NC </text:p>
      <text:p text:style-name="P1">0E3B:0015 CD21 <text:s text:c="9"/>INT <text:s text:c="4"/>21 <text:s text:c="32"/></text:p>
      <text:p text:style-name="P1">-r</text:p>
      <text:p text:style-name="P1">AX=4C00 <text:s/>BX=0000 <text:s/>CX=002A <text:s/>DX=0000 <text:s/>SP=0000 <text:s/>BP=0000 <text:s/>SI=0000 <text:s/>DI=0000 <text:s/></text:p>
      <text:p text:style-name="P1">DS=0E3D <text:s/>ES=0E2B <text:s/>SS=0E3B <text:s/>CS=0E3B <text:s/>IP=0015 <text:s text:c="2"/>NV UP EI PL ZR NA PE NC </text:p>
      <text:p text:style-name="P1">0E3B:0015 CD21 <text:s text:c="9"/>INT <text:s text:c="4"/>21 <text:s text:c="32"/></text:p>
      <text:p text:style-name="P1">-d</text:p>
      <text:p text:style-name="P1">0E3B:0080 <text:s/>2E 0D 0A 57 44 69 73 70-6C 61 79 73 2C 20 73 65 <text:s text:c="2"/>...WDisplays, se</text:p>
      <text:p text:style-name="P1">0E3B:0090 <text:s/>74 73 2C 20 6F 72 20 72-65 6D 6F 76 65 73 20 4D <text:s text:c="2"/>ts, or removes M</text:p>
      <text:p text:style-name="P1">0E3B:00A0 <text:s/>53 2D 44 4F 53 20 65 6E-76 69 72 6F 6E 6D 65 6E <text:s text:c="2"/>S-DOS environmen</text:p>
      <text:p text:style-name="P1">0E3B:00B0 <text:s/>74 20 76 61 72 69 61 62-6C 65 73 2E 0D 0A 0D 0A <text:s text:c="2"/>t variables.....</text:p>
      <text:p text:style-name="P1">0E3B:00C0 <text:s/>53 45 54 20 5B 76 61 72-69 61 62 6C 65 3D 5B 73 <text:s text:c="2"/>SET [variable=[s</text:p>
      <text:p text:style-name="P1">0E3B:00D0 <text:s/>74 72 69 6E 67 5D 5D 0D-0A 0D 0A 81 20 20 76 61 <text:s text:c="2"/>tring]]..... <text:s/>va</text:p>
      <text:p text:style-name="P1">0E3B:00E0 <text:s/>72 69 61 62 6C 65 20 20-53 70 65 63 69 66 69 65 <text:s text:c="2"/>riable <text:s/>Specifie</text:p>
      <text:p text:style-name="P1">0E3B:00F0 <text:s/>73 20 74 68 65 20 65 6E-76 69 72 6F 6E 6D 65 6E <text:s text:c="2"/>s the environmen</text:p>
      <text:p text:style-name="P1">-d cs:0</text:p>
      <text:p text:style-name="P1">0E3B:0000 <text:s/>B8 3D 0E 8E D8 A1 02 00-05 00 20 2B 06 04 00 A1 <text:s text:c="2"/>.=........ +....</text:p>
      <text:p text:style-name="P1">0E3B:0010 <text:s/>06 00 B8 00 4C CD 21 00-00 00 00 00 00 00 00 00 <text:s text:c="2"/>....L.!.........</text:p>
      <text:p text:style-name="P1">0E3B:0020 <text:s/><text:span text:style-name="T5">FF FF 00 20 00 40 00 00-FF FF</text:span> 6C 65 6E 61 6D 65 <text:s text:c="2"/>... .@....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q</text:p>
      <text:p text:style-name="P1"/>
      <text:p text:style-name="P1">G:\USB\ELECTR~1\SEMEST~1\243-31~1\LAB4~1&gt;tcap/u</text:p>
      <text:p text:style-name="P1"/>
      <text:p text:style-name="P2">Conclusion from Tracing</text:p>
      <text:p text:style-name="P2"><text:span text:style-name="T2"/></text:p>
      <text:p text:style-name="P2"><text:span text:style-name="T2">Only the zero flag was set during this operation after the subtraction process of removing 4000h of 4000h.</text:span></text:p>
      <text:p text:style-name="P2"><text:span text:style-name="T2"/></text:p>
      <text:p text:style-name="P2">4.2.2 Step 1 Part 2</text:p>
      <text:p text:style-name="P2"/>
      <text:p text:style-name="P1">Capture file written by TCAP 3.0, TCAP Copyright(c) 1998 Tim Kannel</text:p>
      <text:p text:style-name="P1"/>
      <text:p text:style-name="P1">G:\USB\ELECTR~1\SEMEST~1\243-31~1\LAB4~1&gt;debug lab4f.exe</text:p>
      <text:p text:style-name="P1">-d</text:p>
      <text:p text:style-name="P1"><text:soft-page-break/>0E3B:0000 <text:s/>B8 3D 0E 8E D8 A1 02 00-05 00 20 2B 06 04 00 A1 <text:s text:c="2"/>.=........ +....</text:p>
      <text:p text:style-name="P1">0E3B:0010 <text:s/>06 00 B8 00 4C CD 21 00-00 00 00 00 00 00 00 00 <text:s text:c="2"/>....L.!.........</text:p>
      <text:p text:style-name="P1">0E3B:0020 <text:s/><text:span text:style-name="T5">FF FF 00 70 00 10 00 00-FF FF</text:span> 6C 65 6E 61 6D 65 <text:s text:c="2"/>...p......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r</text:p>
      <text:p text:style-name="P1">AX=0000 <text:s/>BX=0000 <text:s/>CX=002A <text:s/>DX=0000 <text:s/>SP=0000 <text:s/>BP=0000 <text:s/>SI=0000 <text:s/>DI=0000 <text:s/></text:p>
      <text:p text:style-name="P1">DS=0E2B <text:s/>ES=0E2B <text:s/>SS=0E3B <text:s/>CS=0E3B <text:s/>IP=0000 <text:s text:c="2"/>NV UP EI PL NZ NA PO NC </text:p>
      <text:p text:style-name="P1">0E3B:0000 B83D0E <text:s text:c="7"/>MOV <text:s text:c="4"/>AX,0E3D <text:s text:c="27"/></text:p>
      <text:p text:style-name="P1">-t</text:p>
      <text:p text:style-name="P1"/>
      <text:p text:style-name="P1">AX=0E3D <text:s/>BX=0000 <text:s/>CX=002A <text:s/>DX=0000 <text:s/>SP=0000 <text:s/>BP=0000 <text:s/>SI=0000 <text:s/>DI=0000 <text:s/></text:p>
      <text:p text:style-name="P1">DS=0E2B <text:s/>ES=0E2B <text:s/>SS=0E3B <text:s/>CS=0E3B <text:s/>IP=0003 <text:s text:c="2"/>NV UP EI PL NZ NA PO NC </text:p>
      <text:p text:style-name="P1">0E3B:0003 8ED8 <text:s text:c="9"/>MOV <text:s text:c="4"/>DS,AX <text:s text:c="29"/></text:p>
      <text:p text:style-name="P1">-t</text:p>
      <text:p text:style-name="P1"/>
      <text:p text:style-name="P1">AX=0E3D <text:s/>BX=0000 <text:s/>CX=002A <text:s/>DX=0000 <text:s/>SP=0000 <text:s/>BP=0000 <text:s/>SI=0000 <text:s/>DI=0000 <text:s/></text:p>
      <text:p text:style-name="P1">DS=0E3D <text:s/>ES=0E2B <text:s/>SS=0E3B <text:s/>CS=0E3B <text:s/>IP=0005 <text:s text:c="2"/>NV UP EI PL NZ NA PO NC </text:p>
      <text:p text:style-name="P1">0E3B:0005 A10200 <text:s text:c="7"/>MOV <text:s text:c="4"/>AX,[0002] <text:s text:c="25"/>DS:0002=7000</text:p>
      <text:p text:style-name="P1">-t</text:p>
      <text:p text:style-name="P1"/>
      <text:p text:style-name="P1">AX=7000 <text:s/>BX=0000 <text:s/>CX=002A <text:s/>DX=0000 <text:s/>SP=0000 <text:s/>BP=0000 <text:s/>SI=0000 <text:s/>DI=0000 <text:s/></text:p>
      <text:p text:style-name="P1">DS=0E3D <text:s/>ES=0E2B <text:s/>SS=0E3B <text:s/>CS=0E3B <text:s/>IP=0008 <text:s text:c="2"/>NV UP EI PL NZ NA PO NC </text:p>
      <text:p text:style-name="P1">0E3B:0008 050020 <text:s text:c="7"/>ADD <text:s text:c="4"/>AX,2000 <text:s text:c="27"/></text:p>
      <text:p text:style-name="P1">-t</text:p>
      <text:p text:style-name="P1"/>
      <text:p text:style-name="P1">AX=9000 <text:s/>BX=0000 <text:s/>CX=002A <text:s/>DX=0000 <text:s/>SP=0000 <text:s/>BP=0000 <text:s/>SI=0000 <text:s/>DI=0000 <text:s/></text:p>
      <text:p text:style-name="P1">DS=0E3D <text:s/>ES=0E2B <text:s/>SS=0E3B <text:s/>CS=0E3B <text:s/>IP=000B <text:s text:c="2"/><text:span text:style-name="T4">OV</text:span> UP EI <text:span text:style-name="T4">NG</text:span> NZ NA <text:span text:style-name="T4">PE</text:span> NC </text:p>
      <text:p text:style-name="P1">0E3B:000B 2B060400 <text:s text:c="5"/>SUB <text:s text:c="4"/>AX,[0004] <text:s text:c="25"/>DS:0004=1000</text:p>
      <text:p text:style-name="P1">-t</text:p>
      <text:p text:style-name="P1"/>
      <text:p text:style-name="P1">AX=8000 <text:s/>BX=0000 <text:s/>CX=002A <text:s/>DX=0000 <text:s/>SP=0000 <text:s/>BP=0000 <text:s/>SI=0000 <text:s/>DI=0000 <text:s/></text:p>
      <text:p text:style-name="P1">DS=0E3D <text:s/>ES=0E2B <text:s/>SS=0E3B <text:s/>CS=0E3B <text:s/>IP=000F <text:s text:c="2"/><text:span text:style-name="T4">NV</text:span> UP EI NG NZ NA PE NC </text:p>
      <text:p text:style-name="P1">0E3B:000F A10600 <text:s text:c="7"/>MOV <text:s text:c="4"/>AX,[0006] <text:s text:c="25"/>DS:0006=0000</text:p>
      <text:p text:style-name="P1">-t</text:p>
      <text:p text:style-name="P1"/>
      <text:p text:style-name="P1">AX=0000 <text:s/>BX=0000 <text:s/>CX=002A <text:s/>DX=0000 <text:s/>SP=0000 <text:s/>BP=0000 <text:s/>SI=0000 <text:s/>DI=0000 <text:s/></text:p>
      <text:p text:style-name="P1">DS=0E3D <text:s/>ES=0E2B <text:s/>SS=0E3B <text:s/>CS=0E3B <text:s/>IP=0012 <text:s text:c="2"/>NV UP EI NG NZ NA PE NC </text:p>
      <text:p text:style-name="P1">0E3B:0012 B8004C <text:s text:c="7"/>MOV <text:s text:c="4"/>AX,4C00 <text:s text:c="27"/></text:p>
      <text:p text:style-name="P1">-t</text:p>
      <text:p text:style-name="P1"/>
      <text:p text:style-name="P1">AX=4C00 <text:s/>BX=0000 <text:s/>CX=002A <text:s/>DX=0000 <text:s/>SP=0000 <text:s/>BP=0000 <text:s/>SI=0000 <text:s/>DI=0000 <text:s/></text:p>
      <text:p text:style-name="P1">DS=0E3D <text:s/>ES=0E2B <text:s/>SS=0E3B <text:s/>CS=0E3B <text:s/>IP=0015 <text:s text:c="2"/>NV UP EI NG NZ NA PE NC </text:p>
      <text:p text:style-name="P1">0E3B:0015 CD21 <text:s text:c="9"/>INT <text:s text:c="4"/>21 <text:s text:c="32"/></text:p>
      <text:p text:style-name="P1">-d</text:p>
      <text:p text:style-name="P1">0E3B:0080 <text:s/>2E 0D 0A 57 44 69 73 70-6C 61 79 73 2C 20 73 65 <text:s text:c="2"/>...WDisplays, se</text:p>
      <text:p text:style-name="P1"><text:soft-page-break/>0E3B:0090 <text:s/>74 73 2C 20 6F 72 20 72-65 6D 6F 76 65 73 20 4D <text:s text:c="2"/>ts, or removes M</text:p>
      <text:p text:style-name="P1">0E3B:00A0 <text:s/>53 2D 44 4F 53 20 65 6E-76 69 72 6F 6E 6D 65 6E <text:s text:c="2"/>S-DOS environmen</text:p>
      <text:p text:style-name="P1">0E3B:00B0 <text:s/>74 20 76 61 72 69 61 62-6C 65 73 2E 0D 0A 0D 0A <text:s text:c="2"/>t variables.....</text:p>
      <text:p text:style-name="P1">0E3B:00C0 <text:s/>53 45 54 20 5B 76 61 72-69 61 62 6C 65 3D 5B 73 <text:s text:c="2"/>SET [variable=[s</text:p>
      <text:p text:style-name="P1">0E3B:00D0 <text:s/>74 72 69 6E 67 5D 5D 0D-0A 0D 0A 81 20 20 76 61 <text:s text:c="2"/>tring]]..... <text:s/>va</text:p>
      <text:p text:style-name="P1">0E3B:00E0 <text:s/>72 69 61 62 6C 65 20 20-53 70 65 63 69 66 69 65 <text:s text:c="2"/>riable <text:s/>Specifie</text:p>
      <text:p text:style-name="P1">0E3B:00F0 <text:s/>73 20 74 68 65 20 65 6E-76 69 72 6F 6E 6D 65 6E <text:s text:c="2"/>s the environmen</text:p>
      <text:p text:style-name="P1">-d cs:0</text:p>
      <text:p text:style-name="P1">0E3B:0000 <text:s/>B8 3D 0E 8E D8 A1 02 00-05 00 20 2B 06 04 00 A1 <text:s text:c="2"/>.=........ +....</text:p>
      <text:p text:style-name="P1">0E3B:0010 <text:s/>06 00 B8 00 4C CD 21 00-00 00 00 00 00 00 00 00 <text:s text:c="2"/>....L.!.........</text:p>
      <text:p text:style-name="P1">0E3B:0020 <text:s/><text:span text:style-name="T5">FF FF 00 70 00 10 00 00-FF FF</text:span> 6C 65 6E 61 6D 65 <text:s text:c="2"/>...p......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q</text:p>
      <text:p text:style-name="P1"/>
      <text:p text:style-name="P1">G:\USB\ELECTR~1\SEMEST~1\243-31~1\LAB4~1&gt;tcap/u</text:p>
      <text:p text:style-name="P1"/>
      <text:p text:style-name="P2">Conclusion from Tracing</text:p>
      <text:p text:style-name="P2"/>
      <text:p text:style-name="P1">Three flags were set during this operation. The first one being the overflow flag, which was set right after the addition was performed which resulted in 9000h, which is after the threshold line between positive and negative values (after 7FFF). It was set back to 0 after the subtraction process which resulted in 8000h which did not caused any overflow. The second flag was the sign flag, this was set to 1 when the overflow occurred signaling that it went into the negative range of values and did not revert back after the subtraction process because 8000h is part of the negative value range. Finally the parity flag was set as well after the addition process. 9000H in binary is 1001 0000 0000 0000b which has an even amount of 1-bit values.</text:p>
      <text:p text:style-name="P1"/>
      <text:p text:style-name="P2">4.2.3 Step 1 Part 3</text:p>
      <text:p text:style-name="P2"/>
      <text:p text:style-name="P1">Capture file written by TCAP 3.0, TCAP Copyright(c) 1998 Tim Kannel</text:p>
      <text:p text:style-name="P1"/>
      <text:p text:style-name="P1">G:\USB\ELECTR~1\SEMEST~1\243-31~1\LAB4~1&gt;debug lab4g.exe</text:p>
      <text:p text:style-name="P1">-</text:p>
      <text:p text:style-name="P1">-d</text:p>
      <text:p text:style-name="P1">0E3B:0000 <text:s/>B8 3D 0E 8E D8 A1 02 00-05 00 20 2B 06 04 00 A1 <text:s text:c="2"/>.=........ +....</text:p>
      <text:p text:style-name="P1">0E3B:0010 <text:s/>06 00 B8 00 4C CD 21 00-00 00 00 00 00 00 00 00 <text:s text:c="2"/>....L.!.........</text:p>
      <text:p text:style-name="P1">0E3B:0020 <text:s/><text:span text:style-name="T5">FF FF 00 60 00 80 00 00-FF FF</text:span> 6C 65 6E 61 6D 65 <text:s text:c="2"/>...`......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r</text:p>
      <text:p text:style-name="P1">AX=0000 <text:s/>BX=0000 <text:s/>CX=002A <text:s/>DX=0000 <text:s/>SP=0000 <text:s/>BP=0000 <text:s/>SI=0000 <text:s/>DI=0000 <text:s/></text:p>
      <text:p text:style-name="P1">DS=0E2B <text:s/>ES=0E2B <text:s/>SS=0E3B <text:s/>CS=0E3B <text:s/>IP=0000 <text:s text:c="2"/>NV UP EI PL NZ NA PO NC </text:p>
      <text:p text:style-name="P1"><text:soft-page-break/>0E3B:0000 B83D0E <text:s text:c="7"/>MOV <text:s text:c="4"/>AX,0E3D <text:s text:c="27"/></text:p>
      <text:p text:style-name="P1">-t</text:p>
      <text:p text:style-name="P1"/>
      <text:p text:style-name="P1">AX=0E3D <text:s/>BX=0000 <text:s/>CX=002A <text:s/>DX=0000 <text:s/>SP=0000 <text:s/>BP=0000 <text:s/>SI=0000 <text:s/>DI=0000 <text:s/></text:p>
      <text:p text:style-name="P1">DS=0E2B <text:s/>ES=0E2B <text:s/>SS=0E3B <text:s/>CS=0E3B <text:s/>IP=0003 <text:s text:c="2"/>NV UP EI PL NZ NA PO NC </text:p>
      <text:p text:style-name="P1">0E3B:0003 8ED8 <text:s text:c="9"/>MOV <text:s text:c="4"/>DS,AX <text:s text:c="29"/></text:p>
      <text:p text:style-name="P1">-t</text:p>
      <text:p text:style-name="P1"/>
      <text:p text:style-name="P1">AX=0E3D <text:s/>BX=0000 <text:s/>CX=002A <text:s/>DX=0000 <text:s/>SP=0000 <text:s/>BP=0000 <text:s/>SI=0000 <text:s/>DI=0000 <text:s/></text:p>
      <text:p text:style-name="P1">DS=0E3D <text:s/>ES=0E2B <text:s/>SS=0E3B <text:s/>CS=0E3B <text:s/>IP=0005 <text:s text:c="2"/>NV UP EI PL NZ NA PO NC </text:p>
      <text:p text:style-name="P1">0E3B:0005 A10200 <text:s text:c="7"/>MOV <text:s text:c="4"/>AX,[0002] <text:s text:c="25"/>DS:0002=6000</text:p>
      <text:p text:style-name="P1">-t</text:p>
      <text:p text:style-name="P1"/>
      <text:p text:style-name="P1">AX=6000 <text:s/>BX=0000 <text:s/>CX=002A <text:s/>DX=0000 <text:s/>SP=0000 <text:s/>BP=0000 <text:s/>SI=0000 <text:s/>DI=0000 <text:s/></text:p>
      <text:p text:style-name="P1">DS=0E3D <text:s/>ES=0E2B <text:s/>SS=0E3B <text:s/>CS=0E3B <text:s/>IP=0008 <text:s text:c="2"/>NV UP EI PL NZ NA PO NC </text:p>
      <text:p text:style-name="P1">0E3B:0008 050020 <text:s text:c="7"/>ADD <text:s text:c="4"/>AX,2000 <text:s text:c="27"/></text:p>
      <text:p text:style-name="P1">-t</text:p>
      <text:p text:style-name="P1"/>
      <text:p text:style-name="P1">AX=8000 <text:s/>BX=0000 <text:s/>CX=002A <text:s/>DX=0000 <text:s/>SP=0000 <text:s/>BP=0000 <text:s/>SI=0000 <text:s/>DI=0000 <text:s/></text:p>
      <text:p text:style-name="P1">DS=0E3D <text:s/>ES=0E2B <text:s/>SS=0E3B <text:s/>CS=0E3B <text:s/>IP=000B <text:s text:c="2"/><text:span text:style-name="T4">OV</text:span> UP EI <text:span text:style-name="T4">NG</text:span> NZ NA <text:span text:style-name="T4">PE</text:span> NC </text:p>
      <text:p text:style-name="P1">0E3B:000B 2B060400 <text:s text:c="5"/>SUB <text:s text:c="4"/>AX,[0004] <text:s text:c="25"/>DS:0004=8000</text:p>
      <text:p text:style-name="P1">-t</text:p>
      <text:p text:style-name="P1"/>
      <text:p text:style-name="P1">AX=0000 <text:s/>BX=0000 <text:s/>CX=002A <text:s/>DX=0000 <text:s/>SP=0000 <text:s/>BP=0000 <text:s/>SI=0000 <text:s/>DI=0000 <text:s/></text:p>
      <text:p text:style-name="P1">DS=0E3D <text:s/>ES=0E2B <text:s/>SS=0E3B <text:s/>CS=0E3B <text:s/>IP=000F <text:s text:c="2"/><text:span text:style-name="T4">NV</text:span> UP EI <text:span text:style-name="T4">PL</text:span> ZR NA PE NC </text:p>
      <text:p text:style-name="P1">0E3B:000F A10600 <text:s text:c="7"/>MOV <text:s text:c="4"/>AX,[0006] <text:s text:c="25"/>DS:0006=0000</text:p>
      <text:p text:style-name="P1">-t</text:p>
      <text:p text:style-name="P1"/>
      <text:p text:style-name="P1">AX=0000 <text:s/>BX=0000 <text:s/>CX=002A <text:s/>DX=0000 <text:s/>SP=0000 <text:s/>BP=0000 <text:s/>SI=0000 <text:s/>DI=0000 <text:s/></text:p>
      <text:p text:style-name="P1">DS=0E3D <text:s/>ES=0E2B <text:s/>SS=0E3B <text:s/>CS=0E3B <text:s/>IP=0012 <text:s text:c="2"/>NV UP EI PL ZR NA PE NC </text:p>
      <text:p text:style-name="P1">0E3B:0012 B8004C <text:s text:c="7"/>MOV <text:s text:c="4"/>AX,4C00 <text:s text:c="27"/></text:p>
      <text:p text:style-name="P1">-t</text:p>
      <text:p text:style-name="P1"/>
      <text:p text:style-name="P1">AX=4C00 <text:s/>BX=0000 <text:s/>CX=002A <text:s/>DX=0000 <text:s/>SP=0000 <text:s/>BP=0000 <text:s/>SI=0000 <text:s/>DI=0000 <text:s/></text:p>
      <text:p text:style-name="P1">DS=0E3D <text:s/>ES=0E2B <text:s/>SS=0E3B <text:s/>CS=0E3B <text:s/>IP=0015 <text:s text:c="2"/>NV UP EI PL ZR NA PE NC </text:p>
      <text:p text:style-name="P1">0E3B:0015 CD21 <text:s text:c="9"/>INT <text:s text:c="4"/>21 <text:s text:c="32"/></text:p>
      <text:p text:style-name="P1">-d</text:p>
      <text:p text:style-name="P1">0E3B:0080 <text:s/>2E 0D 0A 57 44 69 73 70-6C 61 79 73 2C 20 73 65 <text:s text:c="2"/>...WDisplays, se</text:p>
      <text:p text:style-name="P1">0E3B:0090 <text:s/>74 73 2C 20 6F 72 20 72-65 6D 6F 76 65 73 20 4D <text:s text:c="2"/>ts, or removes M</text:p>
      <text:p text:style-name="P1">0E3B:00A0 <text:s/>53 2D 44 4F 53 20 65 6E-76 69 72 6F 6E 6D 65 6E <text:s text:c="2"/>S-DOS environmen</text:p>
      <text:p text:style-name="P1">0E3B:00B0 <text:s/>74 20 76 61 72 69 61 62-6C 65 73 2E 0D 0A 0D 0A <text:s text:c="2"/>t variables.....</text:p>
      <text:p text:style-name="P1">0E3B:00C0 <text:s/>53 45 54 20 5B 76 61 72-69 61 62 6C 65 3D 5B 73 <text:s text:c="2"/>SET [variable=[s</text:p>
      <text:p text:style-name="P1">0E3B:00D0 <text:s/>74 72 69 6E 67 5D 5D 0D-0A 0D 0A 81 20 20 76 61 <text:s text:c="2"/>tring]]..... <text:s/>va</text:p>
      <text:p text:style-name="P1">0E3B:00E0 <text:s/>72 69 61 62 6C 65 20 20-53 70 65 63 69 66 69 65 <text:s text:c="2"/>riable <text:s/>Specifie</text:p>
      <text:p text:style-name="P1">0E3B:00F0 <text:s/>73 20 74 68 65 20 65 6E-76 69 72 6F 6E 6D 65 6E <text:s text:c="2"/>s the environmen</text:p>
      <text:p text:style-name="P1">-d cs:0</text:p>
      <text:p text:style-name="P1">0E3B:0000 <text:s/>B8 3D 0E 8E D8 A1 02 00-05 00 20 2B 06 04 00 A1 <text:s text:c="2"/>.=........ +....</text:p>
      <text:p text:style-name="P1">0E3B:0010 <text:s/>06 00 B8 00 4C CD 21 00-00 00 00 00 00 00 00 00 <text:s text:c="2"/>....L.!.........</text:p>
      <text:p text:style-name="P1">0E3B:0020 <text:s/><text:span text:style-name="T5">FF FF 00 60 00 80 00 00-FF FF</text:span> 6C 65 6E 61 6D 65 <text:s text:c="2"/>...`......lename</text:p>
      <text:p text:style-name="P1"><text:soft-page-break/>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q</text:p>
      <text:p text:style-name="P1"/>
      <text:p text:style-name="P1">G:\USB\ELECTR~1\SEMEST~1\243-31~1\LAB4~1&gt;tcap/u</text:p>
      <text:p text:style-name="P1"/>
      <text:p text:style-name="P2">Conclusion from Tracing</text:p>
      <text:p text:style-name="P2"><text:span text:style-name="T2"/></text:p>
      <text:p text:style-name="P2"><text:span text:style-name="T2">Three flags were changed during this operation. First, the overflow flag was set to 1 when the addition occurred which resulted in 8000h which right after the threshold between the positive and negative values. The overflow flag was set to 0 after the subtraction process of 8000h, which also made the zero flag to go to 1 as the resulting operation was 0 and caused an overflow. Finally the parity flag was set to 1 after the addition but no reason was found, as the binary value for 8000h is 1000 0000 0000 0000b which is clearly as odd 1-bits.</text:span></text:p>
      <text:p text:style-name="P2"><text:span text:style-name="T2"/></text:p>
      <text:p text:style-name="P2">4.2.4 Step 1 Part 4</text:p>
      <text:p text:style-name="P2"/>
      <text:p text:style-name="P1">Capture file written by TCAP 3.0, TCAP Copyright(c) 1998 Tim Kannel</text:p>
      <text:p text:style-name="P1"/>
      <text:p text:style-name="P1">G:\USB\ELECTR~1\SEMEST~1\243-31~1\LAB4~1&gt;debug lab4h.exe</text:p>
      <text:p text:style-name="P1">-d</text:p>
      <text:p text:style-name="P1">0E3B:0000 <text:s/>B8 3D 0E 8E D8 A1 02 00-05 00 20 2B 06 04 00 A1 <text:s text:c="2"/>.=........ +....</text:p>
      <text:p text:style-name="P1">0E3B:0010 <text:s/>06 00 B8 00 4C CD 21 00-00 00 00 00 00 00 00 00 <text:s text:c="2"/>....L.!.........</text:p>
      <text:p text:style-name="P1">0E3B:0020 <text:s/><text:span text:style-name="T5">FF FF 38 FF 00 00 00 00-FF FF</text:span> 6C 65 6E 61 6D 65 <text:s text:c="2"/>..8.......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r</text:p>
      <text:p text:style-name="P1">AX=0000 <text:s/>BX=0000 <text:s/>CX=002A <text:s/>DX=0000 <text:s/>SP=0000 <text:s/>BP=0000 <text:s/>SI=0000 <text:s/>DI=0000 <text:s/></text:p>
      <text:p text:style-name="P1">DS=0E2B <text:s/>ES=0E2B <text:s/>SS=0E3B <text:s/>CS=0E3B <text:s/>IP=0000 <text:s text:c="2"/>NV UP EI PL NZ NA PO NC </text:p>
      <text:p text:style-name="P1">0E3B:0000 B83D0E <text:s text:c="7"/>MOV <text:s text:c="4"/>AX,0E3D <text:s text:c="27"/></text:p>
      <text:p text:style-name="P1">-t</text:p>
      <text:p text:style-name="P1"/>
      <text:p text:style-name="P1">AX=0E3D <text:s/>BX=0000 <text:s/>CX=002A <text:s/>DX=0000 <text:s/>SP=0000 <text:s/>BP=0000 <text:s/>SI=0000 <text:s/>DI=0000 <text:s/></text:p>
      <text:p text:style-name="P1">DS=0E2B <text:s/>ES=0E2B <text:s/>SS=0E3B <text:s/>CS=0E3B <text:s/>IP=0003 <text:s text:c="2"/>NV UP EI PL NZ NA PO NC </text:p>
      <text:p text:style-name="P1">0E3B:0003 8ED8 <text:s text:c="9"/>MOV <text:s text:c="4"/>DS,AX <text:s text:c="29"/></text:p>
      <text:p text:style-name="P1">-t</text:p>
      <text:p text:style-name="P1"/>
      <text:p text:style-name="P1">AX=0E3D <text:s/>BX=0000 <text:s/>CX=002A <text:s/>DX=0000 <text:s/>SP=0000 <text:s/>BP=0000 <text:s/>SI=0000 <text:s/>DI=0000 <text:s/></text:p>
      <text:p text:style-name="P1">DS=0E3D <text:s/>ES=0E2B <text:s/>SS=0E3B <text:s/>CS=0E3B <text:s/>IP=0005 <text:s text:c="2"/>NV UP EI PL NZ NA PO NC </text:p>
      <text:p text:style-name="P1">0E3B:0005 A10200 <text:s text:c="7"/>MOV <text:s text:c="4"/>AX,[0002] <text:s text:c="25"/>DS:0002=FF38</text:p>
      <text:p text:style-name="P1">-t</text:p>
      <text:p text:style-name="P1"/>
      <text:p text:style-name="P1">AX=FF38 <text:s/>BX=0000 <text:s/>CX=002A <text:s/>DX=0000 <text:s/>SP=0000 <text:s/>BP=0000 <text:s/>SI=0000 <text:s/>DI=0000 <text:s/></text:p>
      <text:p text:style-name="P1"><text:soft-page-break/>DS=0E3D <text:s/>ES=0E2B <text:s/>SS=0E3B <text:s/>CS=0E3B <text:s/>IP=0008 <text:s text:c="2"/>NV UP EI PL NZ NA PO NC </text:p>
      <text:p text:style-name="P1">0E3B:0008 050020 <text:s text:c="7"/>ADD <text:s text:c="4"/>AX,2000 <text:s text:c="27"/></text:p>
      <text:p text:style-name="P1">-t</text:p>
      <text:p text:style-name="P1"/>
      <text:p text:style-name="P1">AX=1F38 <text:s/>BX=0000 <text:s/>CX=002A <text:s/>DX=0000 <text:s/>SP=0000 <text:s/>BP=0000 <text:s/>SI=0000 <text:s/>DI=0000 <text:s/></text:p>
      <text:p text:style-name="P1">DS=0E3D <text:s/>ES=0E2B <text:s/>SS=0E3B <text:s/>CS=0E3B <text:s/>IP=000B <text:s text:c="2"/>NV UP EI PL NZ NA PO <text:span text:style-name="T4">CY</text:span> </text:p>
      <text:p text:style-name="P1">0E3B:000B 2B060400 <text:s text:c="5"/>SUB <text:s text:c="4"/>AX,[0004] <text:s text:c="25"/>DS:0004=0000</text:p>
      <text:p text:style-name="P1">-t</text:p>
      <text:p text:style-name="P1"/>
      <text:p text:style-name="P1">AX=1F38 <text:s/>BX=0000 <text:s/>CX=002A <text:s/>DX=0000 <text:s/>SP=0000 <text:s/>BP=0000 <text:s/>SI=0000 <text:s/>DI=0000 <text:s/></text:p>
      <text:p text:style-name="P1">DS=0E3D <text:s/>ES=0E2B <text:s/>SS=0E3B <text:s/>CS=0E3B <text:s/>IP=000F <text:s text:c="2"/>NV UP EI PL NZ NA PO <text:span text:style-name="T4">NC</text:span> </text:p>
      <text:p text:style-name="P1">0E3B:000F A10600 <text:s text:c="7"/>MOV <text:s text:c="4"/>AX,[0006] <text:s text:c="25"/>DS:0006=0000</text:p>
      <text:p text:style-name="P1">-t</text:p>
      <text:p text:style-name="P1"/>
      <text:p text:style-name="P1">AX=0000 <text:s/>BX=0000 <text:s/>CX=002A <text:s/>DX=0000 <text:s/>SP=0000 <text:s/>BP=0000 <text:s/>SI=0000 <text:s/>DI=0000 <text:s/></text:p>
      <text:p text:style-name="P1">DS=0E3D <text:s/>ES=0E2B <text:s/>SS=0E3B <text:s/>CS=0E3B <text:s/>IP=0012 <text:s text:c="2"/>NV UP EI PL NZ NA PO NC </text:p>
      <text:p text:style-name="P1">0E3B:0012 B8004C <text:s text:c="7"/>MOV <text:s text:c="4"/>AX,4C00 <text:s text:c="27"/></text:p>
      <text:p text:style-name="P1">-t</text:p>
      <text:p text:style-name="P1"/>
      <text:p text:style-name="P1">AX=4C00 <text:s/>BX=0000 <text:s/>CX=002A <text:s/>DX=0000 <text:s/>SP=0000 <text:s/>BP=0000 <text:s/>SI=0000 <text:s/>DI=0000 <text:s/></text:p>
      <text:p text:style-name="P1">DS=0E3D <text:s/>ES=0E2B <text:s/>SS=0E3B <text:s/>CS=0E3B <text:s/>IP=0015 <text:s text:c="2"/>NV UP EI PL NZ NA PO NC </text:p>
      <text:p text:style-name="P1">0E3B:0015 CD21 <text:s text:c="9"/>INT <text:s text:c="4"/>21 <text:s text:c="32"/></text:p>
      <text:p text:style-name="P1">-d cs:0</text:p>
      <text:p text:style-name="P1">0E3B:0000 <text:s/>B8 3D 0E 8E D8 A1 02 00-05 00 20 2B 06 04 00 A1 <text:s text:c="2"/>.=........ +....</text:p>
      <text:p text:style-name="P1">0E3B:0010 <text:s/>06 00 B8 00 4C CD 21 00-00 00 00 00 00 00 00 00 <text:s text:c="2"/>....L.!.........</text:p>
      <text:p text:style-name="P1">0E3B:0020 <text:s/><text:span text:style-name="T5">FF FF 38 FF 00 00 00 00-FF FF</text:span> 6C 65 6E 61 6D 65 <text:s text:c="2"/>..8.......lename</text:p>
      <text:p text:style-name="P1">0E3B:0030 <text:s/>32 0D 0A 0D 0A 4D 4E 6F-74 65 20 74 68 61 74 20 <text:s text:c="2"/>2....MNote that </text:p>
      <text:p text:style-name="P1">0E3B:0040 <text:s/>79 6F 75 20 63 61 6E 6E-6F 74 20 73 70 65 63 69 <text:s text:c="2"/>you cannot speci</text:p>
      <text:p text:style-name="P1">0E3B:0050 <text:s/>66 79 20 61 20 6E 65 77-20 64 72 69 76 65 20 6F <text:s text:c="2"/>fy a new drive o</text:p>
      <text:p text:style-name="P1">0E3B:0060 <text:s/>72 20 70 61 74 68 20 66-6F 72 20 79 6F 75 72 20 <text:s text:c="2"/>r path for your </text:p>
      <text:p text:style-name="P1">0E3B:0070 <text:s/>64 65 73 74 69 6E 61 74-69 6F 6E 20 66 69 6C 65 <text:s text:c="2"/>destination file</text:p>
      <text:p text:style-name="P1">-q</text:p>
      <text:p text:style-name="P1"/>
      <text:p text:style-name="P1">G:\USB\ELECTR~1\SEMEST~1\243-31~1\LAB4~1&gt;tcap /u</text:p>
      <text:p text:style-name="P1"/>
      <text:p text:style-name="P2">Conclusion from Tracing</text:p>
      <text:p text:style-name="P2"><text:span text:style-name="T2"/></text:p>
      <text:p text:style-name="P2"><text:span text:style-name="T2">For the final operation, only one flag changed, which was the carry flag. The carry flag went to 1 after the addition process, which resulted in 11F38h which is clearly over the range of a word. Thus the cary flag was set. But after the subtraction process happened (of 0), the flag reverted back to 0 as no carry value higher then FFFFh was present (in this case, 1F38h).</text:span></text:p>
      <text:p text:style-name="P2"><text:span text:style-name="T2"/></text:p>
      <text:p text:style-name="P2">5. Questions</text:p>
      <text:p text:style-name="P2"/>
      <text:p text:style-name="P2">5.1</text:p>
      <text:p text:style-name="P1">It is set when the value of either a byte or a word went higher then it can support. i.e. in a byte when it goes higher than FF and in a word when it goes higher than FFFF.</text:p>
      <text:p text:style-name="P1"/>
      <text:p text:style-name="P1"/>
      <text:p text:style-name="P2"><text:soft-page-break/>5.2</text:p>
      <text:p text:style-name="P2"><text:span text:style-name="T2">The overflow is set when after an operation, the values goes in the negative range of the number circly. i.e. in a byte, when it passes from 7Fh to 80h or more and in a word when it passes from 7FFFh to 8000h or more.</text:span></text:p>
      <text:p text:style-name="P2"><text:span text:style-name="T2"/></text:p>
      <text:p text:style-name="P2">5.3</text:p>
      <text:p text:style-name="P2"><text:span text:style-name="T2">It changes it's condition when an after an operation the result is 0, it will set the zero flag to 1.</text:span></text:p>
      <text:p text:style-name="P2"><text:span text:style-name="T2"/></text:p>
      <text:p text:style-name="P2">5.4</text:p>
      <text:p text:style-name="P2"><text:span text:style-name="T2">The numeric range is of 0 to 255 or FFh and the carry flag will be set when we go over it's limitations.</text:span></text:p>
      <text:p text:style-name="P2"><text:span text:style-name="T2"/></text:p>
      <text:p text:style-name="P2">5.5</text:p>
      <text:p text:style-name="P2"><text:span text:style-name="T2">The numeric range is of -126 to 127. The carry flag will be set when going over the limitations, while the overflow flag will be set when passing from 7Fh (127) to 80h (-126).</text:span></text:p>
      <text:p text:style-name="P2"><text:span text:style-name="T2"/></text:p>
      <text:p text:style-name="P2">5.6</text:p>
      <text:p text:style-name="P2"><text:span text:style-name="T2">No, because if you look at the x86 Instruction set under the MOV command, the Flag section is left out blank, thus no flags will be affected while performing that operation.</text:span></text:p>
      <text:p text:style-name="P2"><text:span text:style-name="T2"/></text:p>
      <text:p text:style-name="P2">5. Conclusion</text:p>
      <text:p text:style-name="P1"/>
      <text:p text:style-name="P1">The experiment was completed successfully and without difficulty. A better understanding of how the flags work and knowing how important and useful they are, thus completing the objective of this experiment.</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7T19:19:55</meta:creation-date>
    <dc:date>2008-10-07T19:05:10</dc:date>
    <meta:editing-cycles>27</meta:editing-cycles>
    <meta:editing-duration>PT2H32M33S</meta:editing-duration>
    <meta:user-defined meta:name="Info 1"/>
    <meta:user-defined meta:name="Info 2"/>
    <meta:user-defined meta:name="Info 3"/>
    <meta:user-defined meta:name="Info 4"/>
    <meta:document-statistic meta:table-count="0" meta:image-count="0" meta:object-count="0" meta:page-count="24" meta:paragraph-count="846" meta:word-count="9125" meta:character-count="43598"/>
  </office:meta>
</office:document-meta>
</file>